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officeooo:rsid="00050dfb" officeooo:paragraph-rsid="00050dfb"/>
    </style:style>
    <style:style style:name="P2" style:family="paragraph" style:parent-style-name="Standard">
      <style:paragraph-properties fo:text-align="start" style:justify-single-word="false"/>
      <style:text-properties officeooo:rsid="00158f48" officeooo:paragraph-rsid="00158f48"/>
    </style:style>
    <style:style style:name="P3" style:family="paragraph" style:parent-style-name="Standard">
      <style:paragraph-properties fo:text-align="start" style:justify-single-word="false"/>
      <style:text-properties fo:font-weight="bold" officeooo:rsid="00158f48" officeooo:paragraph-rsid="00158f48" style:font-weight-asian="bold" style:font-weight-complex="bold"/>
    </style:style>
    <style:style style:name="P4" style:family="paragraph" style:parent-style-name="Standard">
      <style:paragraph-properties fo:text-align="start" style:justify-single-word="false"/>
      <style:text-properties officeooo:rsid="0015ca5a" officeooo:paragraph-rsid="0015ca5a"/>
    </style:style>
    <style:style style:name="P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rsid="0029ee82" officeooo:paragraph-rsid="002bbb69"/>
    </style:style>
    <style:style style:name="P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rsid="002f7572" officeooo:paragraph-rsid="002f7572"/>
    </style:style>
    <style:style style:name="P7" style:family="paragraph" style:parent-style-name="Standard">
      <loext:graphic-properties draw:fill="none"/>
      <style:paragraph-properties fo:margin-left="0in" fo:margin-right="0in" fo:text-align="end" style:justify-single-word="false" fo:text-indent="0in" style:auto-text-indent="false" fo:background-color="transparent"/>
      <style:text-properties officeooo:rsid="002f7572" officeooo:paragraph-rsid="002f7572"/>
    </style:style>
    <style:style style:name="P8" style:family="paragraph" style:parent-style-name="Standard">
      <loext:graphic-properties draw:fill="none"/>
      <style:paragraph-properties fo:margin-left="0in" fo:margin-right="0in" fo:text-align="end" style:justify-single-word="false" fo:text-indent="0in" style:auto-text-indent="false" fo:background-color="transparent"/>
      <style:text-properties style:text-underline-style="solid" style:text-underline-width="auto" style:text-underline-color="font-color" officeooo:rsid="002f7572" officeooo:paragraph-rsid="002f7572"/>
    </style:style>
    <style:style style:name="P9" style:family="paragraph" style:parent-style-name="Standard">
      <loext:graphic-properties draw:fill="none"/>
      <style:paragraph-properties fo:margin-left="0in" fo:margin-right="0in" fo:text-align="end" style:justify-single-word="false" fo:text-indent="0in" style:auto-text-indent="false" fo:background-color="transparent"/>
      <style:text-properties style:text-underline-style="none" officeooo:rsid="002f7572" officeooo:paragraph-rsid="002f7572"/>
    </style:style>
    <style:style style:name="P10" style:family="paragraph" style:parent-style-name="Standard" style:master-page-name="First_20_Page">
      <loext:graphic-properties draw:fill="none"/>
      <style:paragraph-properties fo:margin-left="0in" fo:margin-right="0in" fo:text-align="center" style:justify-single-word="false" fo:text-indent="0in" style:auto-text-indent="false" style:page-number="auto" fo:background-color="transparent"/>
      <style:text-properties officeooo:rsid="0029ee82" officeooo:paragraph-rsid="002bbb69"/>
    </style:style>
    <style:style style:name="P1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weight="bold" officeooo:rsid="003a91b3" officeooo:paragraph-rsid="003a91b3" style:font-weight-asian="bold" style:font-weight-complex="bold"/>
    </style:style>
    <style:style style:name="P1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rsid="002f7572" officeooo:paragraph-rsid="002f7572"/>
    </style:style>
    <style:style style:name="P13" style:family="paragraph" style:parent-style-name="Standard">
      <loext:graphic-properties draw:fill="none"/>
      <style:paragraph-properties fo:margin-left="0in" fo:margin-right="0in" fo:text-indent="0.5516in" style:auto-text-indent="false" fo:background-color="transparent"/>
      <style:text-properties fo:font-style="normal" officeooo:rsid="0027433d" officeooo:paragraph-rsid="00379fc8" style:font-style-asian="normal" style:font-style-complex="normal"/>
    </style:style>
    <style:style style:name="P14" style:family="paragraph" style:parent-style-name="Standard">
      <loext:graphic-properties draw:fill="none"/>
      <style:paragraph-properties fo:margin-left="0in" fo:margin-right="0in" fo:text-indent="0.5516in" style:auto-text-indent="false" fo:background-color="transparent"/>
      <style:text-properties fo:font-style="normal" officeooo:rsid="0027433d" officeooo:paragraph-rsid="003d8666" style:font-style-asian="normal" style:font-style-complex="normal"/>
    </style:style>
    <style:style style:name="P15" style:family="paragraph" style:parent-style-name="Standard">
      <loext:graphic-properties draw:fill="none"/>
      <style:paragraph-properties fo:margin-left="0in" fo:margin-right="0in" fo:text-indent="0.5516in" style:auto-text-indent="false" fo:background-color="transparent"/>
      <style:text-properties fo:font-style="normal" officeooo:rsid="00256d71" officeooo:paragraph-rsid="002120fd" style:font-style-asian="normal" style:font-style-complex="normal"/>
    </style:style>
    <style:style style:name="P16" style:family="paragraph" style:parent-style-name="Standard">
      <loext:graphic-properties draw:fill="none"/>
      <style:paragraph-properties fo:margin-left="0in" fo:margin-right="0in" fo:text-indent="0.5516in" style:auto-text-indent="false" fo:background-color="transparent"/>
      <style:text-properties fo:font-style="normal" fo:font-weight="bold" officeooo:rsid="003f740a" officeooo:paragraph-rsid="003d8666" style:font-style-asian="normal" style:font-weight-asian="bold" style:font-style-complex="normal" style:font-weight-complex="bold"/>
    </style:style>
    <style:style style:name="P17" style:family="paragraph" style:parent-style-name="Standard">
      <loext:graphic-properties draw:fill="none"/>
      <style:paragraph-properties fo:margin-left="0in" fo:margin-right="0in" fo:text-indent="0.5516in" style:auto-text-indent="false" fo:background-color="transparent"/>
      <style:text-properties officeooo:rsid="00256d71" officeooo:paragraph-rsid="0032c9c7"/>
    </style:style>
    <style:style style:name="P18" style:family="paragraph" style:parent-style-name="Standard">
      <loext:graphic-properties draw:fill="none"/>
      <style:paragraph-properties fo:margin-left="0in" fo:margin-right="0in" fo:text-align="start" style:justify-single-word="false" fo:text-indent="0.5516in" style:auto-text-indent="false" fo:background-color="transparent"/>
      <style:text-properties officeooo:rsid="00256d71" officeooo:paragraph-rsid="00379fc8"/>
    </style:style>
    <style:style style:name="P19" style:family="paragraph" style:parent-style-name="Standard">
      <loext:graphic-properties draw:fill="none"/>
      <style:paragraph-properties fo:margin-left="0in" fo:margin-right="0in" fo:text-indent="0.5516in" style:auto-text-indent="false" fo:background-color="transparent"/>
      <style:text-properties officeooo:rsid="00256d71" officeooo:paragraph-rsid="00379fc8"/>
    </style:style>
    <style:style style:name="P20" style:family="paragraph" style:parent-style-name="Standard">
      <loext:graphic-properties draw:fill="none"/>
      <style:paragraph-properties fo:margin-left="0in" fo:margin-right="0in" fo:text-indent="0.5516in" style:auto-text-indent="false" fo:background-color="transparent"/>
      <style:text-properties officeooo:rsid="002120fd" officeooo:paragraph-rsid="002120fd"/>
    </style:style>
    <style:style style:name="P21" style:family="paragraph" style:parent-style-name="Standard">
      <loext:graphic-properties draw:fill="none"/>
      <style:paragraph-properties fo:margin-left="0in" fo:margin-right="0in" fo:text-indent="0.5516in" style:auto-text-indent="false" fo:break-before="page" fo:background-color="transparent"/>
      <style:text-properties officeooo:rsid="0029ee82" officeooo:paragraph-rsid="002bbb69"/>
    </style:style>
    <style:style style:name="P22" style:family="paragraph" style:parent-style-name="Standard" style:list-style-name="L1">
      <style:paragraph-properties fo:text-align="start" style:justify-single-word="false"/>
      <style:text-properties officeooo:rsid="00158f48" officeooo:paragraph-rsid="00158f48"/>
    </style:style>
    <style:style style:name="P23" style:family="paragraph" style:parent-style-name="Standard" style:list-style-name="L2">
      <style:paragraph-properties fo:text-align="start" style:justify-single-word="false"/>
      <style:text-properties officeooo:rsid="00158f48" officeooo:paragraph-rsid="00158f48"/>
    </style:style>
    <style:style style:name="P24" style:family="paragraph" style:parent-style-name="Standard" style:list-style-name="L2">
      <style:paragraph-properties fo:text-align="start" style:justify-single-word="false"/>
      <style:text-properties officeooo:paragraph-rsid="00158f48"/>
    </style:style>
    <style:style style:name="P25" style:family="paragraph" style:parent-style-name="Standard" style:list-style-name="L2">
      <style:paragraph-properties fo:text-align="start" style:justify-single-word="false"/>
      <style:text-properties fo:font-style="normal" officeooo:rsid="001a4c28" officeooo:paragraph-rsid="001a4c28" style:font-style-asian="normal" style:font-style-complex="normal"/>
    </style:style>
    <style:style style:name="P26" style:family="paragraph" style:parent-style-name="Standard" style:list-style-name="L3">
      <loext:graphic-properties draw:fill="none"/>
      <style:paragraph-properties fo:text-align="start" style:justify-single-word="false" fo:background-color="transparent"/>
      <style:text-properties fo:font-style="normal" officeooo:rsid="000159a2" officeooo:paragraph-rsid="00385a0a" style:font-style-asian="normal" style:font-style-complex="normal"/>
    </style:style>
    <style:style style:name="P27" style:family="paragraph" style:parent-style-name="Standard" style:list-style-name="L3">
      <style:paragraph-properties fo:text-align="start" style:justify-single-word="false"/>
      <style:text-properties officeooo:rsid="00050dfb" officeooo:paragraph-rsid="00050dfb"/>
    </style:style>
    <style:style style:name="P28" style:family="paragraph" style:parent-style-name="Standard">
      <style:paragraph-properties fo:text-align="start" style:justify-single-word="false"/>
      <style:text-properties officeooo:rsid="00050dfb" officeooo:paragraph-rsid="00050dfb"/>
    </style:style>
    <style:style style:name="P29" style:family="paragraph" style:parent-style-name="Standard" style:list-style-name="L3">
      <style:paragraph-properties fo:text-align="start" style:justify-single-word="false"/>
      <style:text-properties officeooo:rsid="001a7711" officeooo:paragraph-rsid="001a7711"/>
    </style:style>
    <style:style style:name="P30" style:family="paragraph" style:parent-style-name="Standard" style:list-style-name="L4">
      <style:paragraph-properties fo:text-align="start" style:justify-single-word="false"/>
      <style:text-properties officeooo:rsid="0015ca5a" officeooo:paragraph-rsid="0015ca5a"/>
    </style:style>
    <style:style style:name="P31" style:family="paragraph" style:parent-style-name="Standard" style:list-style-name="L4">
      <style:paragraph-properties fo:text-align="start" style:justify-single-word="false"/>
      <style:text-properties officeooo:rsid="001951de" officeooo:paragraph-rsid="001951de"/>
    </style:style>
    <style:style style:name="P32" style:family="paragraph" style:parent-style-name="Standard">
      <style:paragraph-properties fo:text-align="start" style:justify-single-word="false"/>
      <style:text-properties officeooo:rsid="001951de" officeooo:paragraph-rsid="001951de"/>
    </style:style>
    <style:style style:name="P33" style:family="paragraph" style:parent-style-name="Standard" style:list-style-name="L1">
      <style:paragraph-properties fo:text-align="start" style:justify-single-word="false"/>
      <style:text-properties officeooo:rsid="0035f77a" officeooo:paragraph-rsid="0035f77a"/>
    </style:style>
    <style:style style:name="P34" style:family="paragraph" style:parent-style-name="Standard">
      <style:paragraph-properties fo:text-align="start" style:justify-single-word="false"/>
      <style:text-properties fo:font-style="italic" fo:font-weight="normal" officeooo:rsid="002c2da9" officeooo:paragraph-rsid="002c2da9" style:font-style-asian="italic" style:font-weight-asian="normal" style:font-style-complex="italic" style:font-weight-complex="normal"/>
    </style:style>
    <style:style style:name="P35" style:family="paragraph" style:parent-style-name="Standard">
      <loext:graphic-properties draw:fill="none"/>
      <style:paragraph-properties fo:margin-left="0in" fo:margin-right="0in" fo:text-align="start" style:justify-single-word="false" fo:text-indent="0.5902in" style:auto-text-indent="false" fo:background-color="transparent"/>
      <style:text-properties officeooo:rsid="002dab66" officeooo:paragraph-rsid="003a1bca"/>
    </style:style>
    <style:style style:name="P36" style:family="paragraph" style:parent-style-name="Standard">
      <loext:graphic-properties draw:fill="none"/>
      <style:paragraph-properties fo:margin-left="0in" fo:margin-right="0in" fo:text-align="start" style:justify-single-word="false" fo:text-indent="0.5902in" style:auto-text-indent="false" fo:background-color="transparent"/>
      <style:text-properties fo:font-style="normal" fo:font-weight="normal" officeooo:rsid="002dab66" officeooo:paragraph-rsid="002dab66" style:font-style-asian="normal" style:font-weight-asian="normal" style:font-style-complex="normal" style:font-weight-complex="normal"/>
    </style:style>
    <style:style style:name="P37" style:family="paragraph" style:parent-style-name="Standard">
      <loext:graphic-properties draw:fill="none"/>
      <style:paragraph-properties fo:margin-left="0in" fo:margin-right="0in" fo:text-align="start" style:justify-single-word="false" fo:text-indent="0.5902in" style:auto-text-indent="false" fo:background-color="transparent"/>
      <style:text-properties officeooo:rsid="0041039e" officeooo:paragraph-rsid="0041039e"/>
    </style:style>
    <style:style style:name="P38" style:family="paragraph" style:parent-style-name="Standard" style:master-page-name="">
      <loext:graphic-properties draw:fill="none"/>
      <style:paragraph-properties fo:margin-left="0in" fo:margin-right="0in" fo:text-align="start" style:justify-single-word="false" fo:text-indent="0.5902in" style:auto-text-indent="false" style:page-number="auto" fo:background-color="transparent"/>
      <style:text-properties fo:font-style="normal" fo:font-weight="normal" officeooo:rsid="002c2da9" officeooo:paragraph-rsid="002c2da9" style:font-style-asian="normal" style:font-weight-asian="normal" style:font-style-complex="normal" style:font-weight-complex="normal"/>
    </style:style>
    <style:style style:name="P39"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tyle="normal" fo:font-weight="normal" officeooo:rsid="0041039e" officeooo:paragraph-rsid="0041039e" style:font-style-asian="normal" style:font-weight-asian="normal" style:font-style-complex="normal" style:font-weight-complex="normal"/>
    </style:style>
    <style:style style:name="P4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tyle="normal" fo:font-weight="normal" officeooo:rsid="0041039e" officeooo:paragraph-rsid="0041039e" style:font-style-asian="normal" style:font-weight-asian="normal" style:font-style-complex="normal" style:font-weight-complex="normal"/>
    </style:style>
    <style:style style:name="T1" style:family="text">
      <style:text-properties officeooo:rsid="00158f48"/>
    </style:style>
    <style:style style:name="T2" style:family="text">
      <style:text-properties fo:font-style="italic" officeooo:rsid="00158f48" style:font-style-asian="italic" style:font-style-complex="italic"/>
    </style:style>
    <style:style style:name="T3" style:family="text">
      <style:text-properties fo:font-style="italic" officeooo:rsid="00187116" style:font-style-asian="italic" style:font-style-complex="italic"/>
    </style:style>
    <style:style style:name="T4" style:family="text">
      <style:text-properties fo:font-style="italic" officeooo:rsid="002bbb69" style:font-style-asian="italic" style:font-style-complex="italic"/>
    </style:style>
    <style:style style:name="T5" style:family="text">
      <style:text-properties fo:font-style="italic" officeooo:rsid="00312281" style:font-style-asian="italic" style:font-style-complex="italic"/>
    </style:style>
    <style:style style:name="T6" style:family="text">
      <style:text-properties officeooo:rsid="002213e8"/>
    </style:style>
    <style:style style:name="T7" style:family="text">
      <style:text-properties fo:font-style="normal" style:font-style-asian="normal" style:font-style-complex="normal"/>
    </style:style>
    <style:style style:name="T8" style:family="text">
      <style:text-properties fo:font-style="normal" officeooo:rsid="002213e8" style:font-style-asian="normal" style:font-style-complex="normal"/>
    </style:style>
    <style:style style:name="T9" style:family="text">
      <style:text-properties fo:font-style="normal" officeooo:rsid="00256d71" style:font-style-asian="normal" style:font-style-complex="normal"/>
    </style:style>
    <style:style style:name="T10" style:family="text">
      <style:text-properties fo:font-style="normal" officeooo:rsid="00283721" style:font-style-asian="normal" style:font-style-complex="normal"/>
    </style:style>
    <style:style style:name="T11" style:family="text">
      <style:text-properties fo:font-style="normal" officeooo:rsid="002bbb69" style:font-style-asian="normal" style:font-style-complex="normal"/>
    </style:style>
    <style:style style:name="T12" style:family="text">
      <style:text-properties fo:font-style="normal" officeooo:rsid="002120fd" style:font-style-asian="normal" style:font-style-complex="normal"/>
    </style:style>
    <style:style style:name="T13" style:family="text">
      <style:text-properties fo:font-style="normal" officeooo:rsid="00312281" style:font-style-asian="normal" style:font-style-complex="normal"/>
    </style:style>
    <style:style style:name="T14" style:family="text">
      <style:text-properties fo:font-style="normal" officeooo:rsid="0032c9c7" style:font-style-asian="normal" style:font-style-complex="normal"/>
    </style:style>
    <style:style style:name="T15" style:family="text">
      <style:text-properties fo:font-style="normal" officeooo:rsid="0035f77a" style:font-style-asian="normal" style:font-style-complex="normal"/>
    </style:style>
    <style:style style:name="T16" style:family="text">
      <style:text-properties fo:font-style="normal" officeooo:rsid="003a91b3"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35f77a" style:font-style-asian="normal" style:font-weight-asian="normal" style:font-style-complex="normal" style:font-weight-complex="normal"/>
    </style:style>
    <style:style style:name="T19" style:family="text">
      <style:text-properties fo:font-style="normal" fo:font-weight="normal" officeooo:rsid="003a1bca" style:font-style-asian="normal" style:font-weight-asian="normal" style:font-style-complex="normal" style:font-weight-complex="normal"/>
    </style:style>
    <style:style style:name="T20" style:family="text">
      <style:text-properties fo:font-style="normal" fo:font-weight="normal" officeooo:rsid="003a91b3" style:font-style-asian="normal" style:font-weight-asian="normal" style:font-style-complex="normal" style:font-weight-complex="normal"/>
    </style:style>
    <style:style style:name="T21" style:family="text">
      <style:text-properties fo:font-style="normal" fo:font-weight="normal" officeooo:rsid="0041039e" style:font-style-asian="normal" style:font-weight-asian="normal" style:font-style-complex="normal" style:font-weight-complex="normal"/>
    </style:style>
    <style:style style:name="T22" style:family="text">
      <style:text-properties officeooo:rsid="0029295f"/>
    </style:style>
    <style:style style:name="T23" style:family="text">
      <style:text-properties officeooo:rsid="002adf88"/>
    </style:style>
    <style:style style:name="T24" style:family="text">
      <style:text-properties officeooo:rsid="002bbb69"/>
    </style:style>
    <style:style style:name="T25" style:family="text">
      <style:text-properties officeooo:rsid="002dab66"/>
    </style:style>
    <style:style style:name="T26" style:family="text">
      <style:text-properties officeooo:rsid="00312281"/>
    </style:style>
    <style:style style:name="T27" style:family="text">
      <style:text-properties officeooo:rsid="0032c9c7"/>
    </style:style>
    <style:style style:name="T28" style:family="text">
      <style:text-properties style:text-position="0% 100%"/>
    </style:style>
    <style:style style:name="T29" style:family="text">
      <style:text-properties style:text-position="0% 100%" fo:font-style="normal" officeooo:rsid="00312281" style:font-style-asian="normal" style:font-style-complex="normal"/>
    </style:style>
    <style:style style:name="T30" style:family="text">
      <style:text-properties style:text-position="0% 100%" fo:font-style="normal" officeooo:rsid="002213e8" style:font-style-asian="normal" style:font-style-complex="normal"/>
    </style:style>
    <style:style style:name="T31" style:family="text">
      <style:text-properties style:text-position="0% 100%" fo:font-style="normal" officeooo:rsid="00256d71" style:font-style-asian="normal" style:font-style-complex="normal"/>
    </style:style>
    <style:style style:name="T32" style:family="text">
      <style:text-properties style:text-position="0% 100%" fo:font-style="normal" fo:font-weight="normal" style:font-style-asian="normal" style:font-weight-asian="normal" style:font-style-complex="normal" style:font-weight-complex="normal"/>
    </style:style>
    <style:style style:name="T33" style:family="text">
      <style:text-properties style:text-position="0% 100%" officeooo:rsid="0029295f"/>
    </style:style>
    <style:style style:name="T34" style:family="text">
      <style:text-properties style:text-position="0% 100%" officeooo:rsid="0033fcc6"/>
    </style:style>
    <style:style style:name="T35" style:family="text">
      <style:text-properties officeooo:rsid="0033fcc6"/>
    </style:style>
    <style:style style:name="T36" style:family="text">
      <style:text-properties officeooo:rsid="0002f4d4"/>
    </style:style>
    <style:style style:name="T37" style:family="text">
      <style:text-properties fo:font-weight="bold" style:font-weight-asian="bold" style:font-weight-complex="bold"/>
    </style:style>
    <style:style style:name="T38" style:family="text">
      <style:text-properties fo:font-weight="bold" officeooo:rsid="00158f48" style:font-weight-asian="bold" style:font-weight-complex="bold"/>
    </style:style>
    <style:style style:name="T39" style:family="text">
      <style:text-properties fo:font-weight="bold" officeooo:rsid="0029295f" style:font-weight-asian="bold" style:font-weight-complex="bold"/>
    </style:style>
    <style:style style:name="T40" style:family="text">
      <style:text-properties officeooo:rsid="0035f77a"/>
    </style:style>
    <style:style style:name="T41" style:family="text">
      <style:text-properties officeooo:rsid="00385a0a"/>
    </style:style>
    <style:style style:name="T42" style:family="text">
      <style:text-properties officeooo:rsid="003a91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6">PhD Proposal</text:p>
      <text:p text:style-name="P6">Avital Sternin</text:p>
      <text:p text:style-name="P6"/>
      <text:p text:style-name="P6"><text:span text:style-name="T42">Advisory Committee Meeting: </text:span>June 21, 2017</text:p>
      <text:p text:style-name="P6"/>
      <text:p text:style-name="P6"/>
      <text:p text:style-name="P6"/>
      <text:p text:style-name="P6"/>
      <text:p text:style-name="P6"/>
      <text:p text:style-name="P6"/>
      <text:p text:style-name="P6"/>
      <text:p text:style-name="P6"/>
      <text:p text:style-name="P6"/>
      <text:p text:style-name="P8">Supervisors</text:p>
      <text:p text:style-name="P7">Dr. Jessica Grahn</text:p>
      <text:p text:style-name="P7">Dr. Adrian Owen</text:p>
      <text:p text:style-name="P7"/>
      <text:p text:style-name="P8">Advisory Committee</text:p>
      <text:p text:style-name="P9">Dr. John Paul Minda</text:p>
      <text:p text:style-name="P9">Dr. Stefan Kohler</text:p>
      <text:p text:style-name="P21"><text:span text:style-name="T26">Do</text:span> you <text:span text:style-name="T24">still know all the words to the songs on your favourite CD from high school</text:span>? Have you ever heard part of a song and immediately remembered where you were the last time you heard it? These are <text:span text:style-name="T23">just some </text:span>examples <text:span text:style-name="T23">of experiences</text:span> that anecdotally show <text:span text:style-name="T23">how </text:span>robust memory for music <text:span text:style-name="T23">can be. The robust nature of memory for music can be seen in patients with Alzheimer’s disease, a disease that affects</text:span><text:span text:style-name="T11"> memory. </text:span><text:span text:style-name="T10">Long-term familiarity for melody and music lyrics is present even in severe Alzheimer’s </text:span><text:span text:style-name="T13">disease </text:span><text:span text:style-name="T10">and musical semantic memory seems to be preserved </text:span><text:span text:style-name="T13">in these patients </text:span><text:reference-mark-start text:name="ADDIN CSL_CITATION {&quot;mendeley&quot;: {&quot;plainTextFormattedCitation&quot;: &quot;(Cuddy et al., 2012)&quot;, &quot;formattedCitation&quot;: &quot;(Cuddy et al., 2012)&quot;, &quot;previouslyFormattedCitation&quot;: &quot;(Cuddy et al., 2012)&quot;}, &quot;schema&quot;: &quot;https://github.com/citation-style-language/schema/raw/master/csl-citation.json&quot;, &quot;citationItems&quot;: [{&quot;id&quot;: &quot;ITEM-1&quot;, &quot;itemData&quot;: {&quot;issue&quot;: &quot;5&quot;, &quot;ISSN&quot;: &quot;07307829&quot;, &quot;container-title&quot;: &quot;Music Perception: An Interdisciplinary Journal&quot;, &quot;title&quot;: &quot;Memory for Melodies and Lyrics in Alzheimer's Disease&quot;, &quot;ISBN&quot;: &quot;0520057295&quot;, &quot;volume&quot;: &quot;29&quot;, &quot;type&quot;: &quot;article-journal&quot;, &quot;issued&quot;: {&quot;date-parts&quot;: [[&quot;2012&quot;, &quot;6&quot;]]}, &quot;page&quot;: &quot;479-491&quot;, &quot;DOI&quot;: &quot;10.1525/mp.2012.29.5.479&quot;, &quot;id&quot;: &quot;ITEM-1&quot;, &quot;author&quot;: [{&quot;dropping-particle&quot;: &quot;&quot;, &quot;family&quot;: &quot;Cuddy&quot;, &quot;parse-names&quot;: false, &quot;suffix&quot;: &quot;&quot;, &quot;given&quot;: &quot;Lola L.&quot;, &quot;non-dropping-particle&quot;: &quot;&quot;}, {&quot;dropping-particle&quot;: &quot;&quot;, &quot;family&quot;: &quot;Duffin&quot;, &quot;parse-names&quot;: false, &quot;suffix&quot;: &quot;&quot;, &quot;given&quot;: &quot;Jacalyn M.&quot;, &quot;non-dropping-particle&quot;: &quot;&quot;}, {&quot;dropping-particle&quot;: &quot;&quot;, &quot;family&quot;: &quot;Gill&quot;, &quot;parse-names&quot;: false, &quot;suffix&quot;: &quot;&quot;, &quot;given&quot;: &quot;Sundeep S.&quot;, &quot;non-dropping-particle&quot;: &quot;&quot;}, {&quot;dropping-particle&quot;: &quot;&quot;, &quot;family&quot;: &quot;Brown&quot;, &quot;parse-names&quot;: false, &quot;suffix&quot;: &quot;&quot;, &quot;given&quot;: &quot;Cassandra L.&quot;, &quot;non-dropping-particle&quot;: &quot;&quot;}, {&quot;dropping-particle&quot;: &quot;&quot;, &quot;family&quot;: &quot;Sikka&quot;, &quot;parse-names&quot;: false, &quot;suffix&quot;: &quot;&quot;, &quot;given&quot;: &quot;Ritu&quot;, &quot;non-dropping-particle&quot;: &quot;&quot;}, {&quot;dropping-particle&quot;: &quot;&quot;, &quot;family&quot;: &quot;Vanstone&quot;, &quot;parse-names&quot;: false, &quot;suffix&quot;: &quot;&quot;, &quot;given&quot;: &quot;Ashley D.&quot;, &quot;non-dropping-particle&quot;: &quot;&quot;}]}, &quot;uris&quot;: [&quot;http://www.mendeley.com/documents/?uuid=837a21ec-b808-4cdd-8341-1b531241b9a6&quot;]}], &quot;properties&quot;: {&quot;noteIndex&quot;: 0}} RND5OkB1WIal1"/><text:span text:style-name="T29">(Cuddy et al., 2012)</text:span><text:reference-mark-end text:name="ADDIN CSL_CITATION {&quot;mendeley&quot;: {&quot;plainTextFormattedCitation&quot;: &quot;(Cuddy et al., 2012)&quot;, &quot;formattedCitation&quot;: &quot;(Cuddy et al., 2012)&quot;, &quot;previouslyFormattedCitation&quot;: &quot;(Cuddy et al., 2012)&quot;}, &quot;schema&quot;: &quot;https://github.com/citation-style-language/schema/raw/master/csl-citation.json&quot;, &quot;citationItems&quot;: [{&quot;id&quot;: &quot;ITEM-1&quot;, &quot;itemData&quot;: {&quot;issue&quot;: &quot;5&quot;, &quot;ISSN&quot;: &quot;07307829&quot;, &quot;container-title&quot;: &quot;Music Perception: An Interdisciplinary Journal&quot;, &quot;title&quot;: &quot;Memory for Melodies and Lyrics in Alzheimer's Disease&quot;, &quot;ISBN&quot;: &quot;0520057295&quot;, &quot;volume&quot;: &quot;29&quot;, &quot;type&quot;: &quot;article-journal&quot;, &quot;issued&quot;: {&quot;date-parts&quot;: [[&quot;2012&quot;, &quot;6&quot;]]}, &quot;page&quot;: &quot;479-491&quot;, &quot;DOI&quot;: &quot;10.1525/mp.2012.29.5.479&quot;, &quot;id&quot;: &quot;ITEM-1&quot;, &quot;author&quot;: [{&quot;dropping-particle&quot;: &quot;&quot;, &quot;family&quot;: &quot;Cuddy&quot;, &quot;parse-names&quot;: false, &quot;suffix&quot;: &quot;&quot;, &quot;given&quot;: &quot;Lola L.&quot;, &quot;non-dropping-particle&quot;: &quot;&quot;}, {&quot;dropping-particle&quot;: &quot;&quot;, &quot;family&quot;: &quot;Duffin&quot;, &quot;parse-names&quot;: false, &quot;suffix&quot;: &quot;&quot;, &quot;given&quot;: &quot;Jacalyn M.&quot;, &quot;non-dropping-particle&quot;: &quot;&quot;}, {&quot;dropping-particle&quot;: &quot;&quot;, &quot;family&quot;: &quot;Gill&quot;, &quot;parse-names&quot;: false, &quot;suffix&quot;: &quot;&quot;, &quot;given&quot;: &quot;Sundeep S.&quot;, &quot;non-dropping-particle&quot;: &quot;&quot;}, {&quot;dropping-particle&quot;: &quot;&quot;, &quot;family&quot;: &quot;Brown&quot;, &quot;parse-names&quot;: false, &quot;suffix&quot;: &quot;&quot;, &quot;given&quot;: &quot;Cassandra L.&quot;, &quot;non-dropping-particle&quot;: &quot;&quot;}, {&quot;dropping-particle&quot;: &quot;&quot;, &quot;family&quot;: &quot;Sikka&quot;, &quot;parse-names&quot;: false, &quot;suffix&quot;: &quot;&quot;, &quot;given&quot;: &quot;Ritu&quot;, &quot;non-dropping-particle&quot;: &quot;&quot;}, {&quot;dropping-particle&quot;: &quot;&quot;, &quot;family&quot;: &quot;Vanstone&quot;, &quot;parse-names&quot;: false, &quot;suffix&quot;: &quot;&quot;, &quot;given&quot;: &quot;Ashley D.&quot;, &quot;non-dropping-particle&quot;: &quot;&quot;}]}, &quot;uris&quot;: [&quot;http://www.mendeley.com/documents/?uuid=837a21ec-b808-4cdd-8341-1b531241b9a6&quot;]}], &quot;properties&quot;: {&quot;noteIndex&quot;: 0}} RND5OkB1WIal1"/><text:span text:style-name="T13">⁠</text:span><text:span text:style-name="T10">. </text:span><text:span text:style-name="T11">What makes memory for music so special? It is this question that I aim to answer with my PhD research. With my first project, I will more</text:span><text:span text:style-name="T12"> clearly define the </text:span><text:span text:style-name="T11">brain areas involved in music memory. </text:span><text:span text:style-name="T4">Based on the results </text:span><text:span text:style-name="T5">of</text:span><text:span text:style-name="T4"> the first experiment, I will explore what makes music memory distinct from </text:span><text:span text:style-name="T5">other forms of </text:span><text:span text:style-name="T4">memory and why </text:span><text:span text:style-name="T5">it</text:span><text:span text:style-name="T4"> is selectively spared in patients with Alzheimer’s. </text:span></text:p>
      <text:p text:style-name="P20"/>
      <text:p text:style-name="P20">The initial evidence for a distinct memory for music comes from <text:span text:style-name="T42">a number of </text:span>case studies. In 1996, <text:reference-mark-start text:name="ADDIN CSL_CITATION {&quot;mendeley&quot;: {&quot;plainTextFormattedCitation&quot;: &quot;(Peretz, 1996)&quot;, &quot;formattedCitation&quot;: &quot;(Peretz, 1996)&quot;, &quot;manualFormatting&quot;: &quot;Peretz&quot;, &quot;previouslyFormattedCitation&quot;: &quot;(Peretz, 1996)&quot;}, &quot;schema&quot;: &quot;https://github.com/citation-style-language/schema/raw/master/csl-citation.json&quot;, &quot;citationItems&quot;: [{&quot;id&quot;: &quot;ITEM-1&quot;, &quot;itemData&quot;: {&quot;issued&quot;: {&quot;date-parts&quot;: [[&quot;1996&quot;, &quot;11&quot;]]}, &quot;ISSN&quot;: &quot;0898-929X&quot;, &quot;abstract&quot;: &quot;Abstract A follow-up study of a patient, C.N., with a severe auditory agnosia limited to music is reported. After bilateral temporal lobe damage, C.N., whose cognitive and speech functions are otherwise normal, is totally unable to identify or to experience a sense of familiarity with musical excerpts that were once highly familiar to her. However, she can recognize the lyrics that usually accompany the songs. She can also identify familiar sounds, such as animal cries. Thus, her agnosia appears highly specific to music. The functional nature of her deficit has been investigated through various perceptual tasks. She was initially severely impaired in processing pitch sequential structure but has always enjoyed normal processing of temporal structure. This selective disturbance for sequential pitch information can hardly account for her tune agnosia since processing of pitch variations has dramatically improved over the years. This recovery was not accompanied by any signs of improvement in music recognition, which remains extremely poor. Moreover, the fact that she has never been able to hum tunes from memory argues for a basic memory disturbance. Thus, she was tested here with a series of tests aiming at assessing her memory for familiar and unfamiliar music. The results show that C.N. has now recovered most perceptual skills and that despite a transient ability to exhibit knowledge of familiar music under restricted circumstances, she is markedly impaired at naming a tune and at judging its familiarity, as well as at memorizing familiar as well as novel music. This deficit was found to be not only modality-specific but music-specific as well. The findings suggest the existence of a perceptual memory that is specialized for music and that can be selectively damaged so as to prevent most forms of recognition ability.&quot;, &quot;title&quot;: &quot;Can we lose memory for music? A case of music agnosia in a nonmusician.&quot;, &quot;container-title&quot;: &quot;Journal of cognitive neuroscience&quot;, &quot;issue&quot;: &quot;6&quot;, &quot;ISBN&quot;: &quot;1530-8898&quot;, &quot;volume&quot;: &quot;8&quot;, &quot;type&quot;: &quot;article-journal&quot;, &quot;PMID&quot;: &quot;23961980&quot;, &quot;page&quot;: &quot;481-96&quot;, &quot;DOI&quot;: &quot;10.1162/jocn.1996.8.6.481&quot;, &quot;id&quot;: &quot;ITEM-1&quot;, &quot;author&quot;: [{&quot;dropping-particle&quot;: &quot;&quot;, &quot;family&quot;: &quot;Peretz&quot;, &quot;parse-names&quot;: false, &quot;suffix&quot;: &quot;&quot;, &quot;given&quot;: &quot;Isabelle&quot;, &quot;non-dropping-particle&quot;: &quot;&quot;}]}, &quot;uris&quot;: [&quot;http://www.mendeley.com/documents/?uuid=a71ea590-2666-4c6b-bd38-3626ddeb8573&quot;]}], &quot;properties&quot;: {&quot;noteIndex&quot;: 0}} RNDCkMlI4r4vz"/><text:span text:style-name="T28">Peretz</text:span><text:reference-mark-end text:name="ADDIN CSL_CITATION {&quot;mendeley&quot;: {&quot;plainTextFormattedCitation&quot;: &quot;(Peretz, 1996)&quot;, &quot;formattedCitation&quot;: &quot;(Peretz, 1996)&quot;, &quot;manualFormatting&quot;: &quot;Peretz&quot;, &quot;previouslyFormattedCitation&quot;: &quot;(Peretz, 1996)&quot;}, &quot;schema&quot;: &quot;https://github.com/citation-style-language/schema/raw/master/csl-citation.json&quot;, &quot;citationItems&quot;: [{&quot;id&quot;: &quot;ITEM-1&quot;, &quot;itemData&quot;: {&quot;issued&quot;: {&quot;date-parts&quot;: [[&quot;1996&quot;, &quot;11&quot;]]}, &quot;ISSN&quot;: &quot;0898-929X&quot;, &quot;abstract&quot;: &quot;Abstract A follow-up study of a patient, C.N., with a severe auditory agnosia limited to music is reported. After bilateral temporal lobe damage, C.N., whose cognitive and speech functions are otherwise normal, is totally unable to identify or to experience a sense of familiarity with musical excerpts that were once highly familiar to her. However, she can recognize the lyrics that usually accompany the songs. She can also identify familiar sounds, such as animal cries. Thus, her agnosia appears highly specific to music. The functional nature of her deficit has been investigated through various perceptual tasks. She was initially severely impaired in processing pitch sequential structure but has always enjoyed normal processing of temporal structure. This selective disturbance for sequential pitch information can hardly account for her tune agnosia since processing of pitch variations has dramatically improved over the years. This recovery was not accompanied by any signs of improvement in music recognition, which remains extremely poor. Moreover, the fact that she has never been able to hum tunes from memory argues for a basic memory disturbance. Thus, she was tested here with a series of tests aiming at assessing her memory for familiar and unfamiliar music. The results show that C.N. has now recovered most perceptual skills and that despite a transient ability to exhibit knowledge of familiar music under restricted circumstances, she is markedly impaired at naming a tune and at judging its familiarity, as well as at memorizing familiar as well as novel music. This deficit was found to be not only modality-specific but music-specific as well. The findings suggest the existence of a perceptual memory that is specialized for music and that can be selectively damaged so as to prevent most forms of recognition ability.&quot;, &quot;title&quot;: &quot;Can we lose memory for music? A case of music agnosia in a nonmusician.&quot;, &quot;container-title&quot;: &quot;Journal of cognitive neuroscience&quot;, &quot;issue&quot;: &quot;6&quot;, &quot;ISBN&quot;: &quot;1530-8898&quot;, &quot;volume&quot;: &quot;8&quot;, &quot;type&quot;: &quot;article-journal&quot;, &quot;PMID&quot;: &quot;23961980&quot;, &quot;page&quot;: &quot;481-96&quot;, &quot;DOI&quot;: &quot;10.1162/jocn.1996.8.6.481&quot;, &quot;id&quot;: &quot;ITEM-1&quot;, &quot;author&quot;: [{&quot;dropping-particle&quot;: &quot;&quot;, &quot;family&quot;: &quot;Peretz&quot;, &quot;parse-names&quot;: false, &quot;suffix&quot;: &quot;&quot;, &quot;given&quot;: &quot;Isabelle&quot;, &quot;non-dropping-particle&quot;: &quot;&quot;}]}, &quot;uris&quot;: [&quot;http://www.mendeley.com/documents/?uuid=a71ea590-2666-4c6b-bd38-3626ddeb8573&quot;]}], &quot;properties&quot;: {&quot;noteIndex&quot;: 0}} RNDCkMlI4r4vz"/>⁠ describe<text:span text:style-name="T42">d</text:span> patient CN who suffered bilateral temporal lobe damage that led to a severe, music specific agnosia. CN could recognize <text:span text:style-name="T6">lyrics from songs, but did not recognize previously familiar melodies. </text:span><text:span text:style-name="T8">Her normal performance on tests of music perception (melody or tone discrimination) indicated that her agnosia was in fact music specific and was not a problem with the processing of melodic information. In contrast, Patient PM </text:span><text:reference-mark-start text:name="ADDIN CSL_CITATION {&quot;mendeley&quot;: {&quot;plainTextFormattedCitation&quot;: &quot;(Finke, Esfahani, &amp; Ploner, 2012)&quot;, &quot;formattedCitation&quot;: &quot;(Finke, Esfahani, &amp; Ploner, 2012)&quot;, &quot;previouslyFormattedCitation&quot;: &quot;(Finke, Esfahani, &amp; Ploner, 2012)&quot;}, &quot;schema&quot;: &quot;https://github.com/citation-style-language/schema/raw/master/csl-citation.json&quot;, &quot;citationItems&quot;: [{&quot;id&quot;: &quot;ITEM-1&quot;, &quot;itemData&quot;: {&quot;issued&quot;: {&quot;date-parts&quot;: [[&quot;2012&quot;]]}, &quot;ISSN&quot;: &quot;09609822&quot;, &quot;abstract&quot;: &quot;Learning and memory of music involves a multitude of perceptual, motor, affective, and autobiographical memory processes [1]. Patient and imaging studies suggest that musical memory may involve distinct neural substrates [2,3]. However, the degree of independence of such a system from other memory domains is controversial [4]. We have investigated a 68-year-old professional cellist, patient PM, who developed severe amnesia following encephalitis. This case provided a unique opportunity to study musical memory in a patient with a precisely defined premorbid musical knowledge and well-demarcated focal lesions of the brain. Despite severe memory impairments, he performed like healthy musicians in various tests of recognition memory for music. These findings suggest that learning and retention of musical information depends on brain networks distinct from those involved in other types of episodic and semantic memory. ?? 2012 Elsevier Ltd.&quot;, &quot;title&quot;: &quot;Preservation of musical memory in an amnesic professional cellist&quot;, &quot;container-title&quot;: &quot;Current Biology&quot;, &quot;issue&quot;: &quot;15&quot;, &quot;ISBN&quot;: &quot;0960-9822&quot;, &quot;volume&quot;: &quot;22&quot;, &quot;type&quot;: &quot;article-journal&quot;, &quot;PMID&quot;: &quot;22877775&quot;, &quot;page&quot;: &quot;R591-R592&quot;, &quot;DOI&quot;: &quot;10.1016/j.cub.2012.05.041&quot;, &quot;publisher&quot;: &quot;Elsevier&quot;, &quot;id&quot;: &quot;ITEM-1&quot;, &quot;author&quot;: [{&quot;dropping-particle&quot;: &quot;&quot;, &quot;family&quot;: &quot;Finke&quot;, &quot;parse-names&quot;: false, &quot;suffix&quot;: &quot;&quot;, &quot;given&quot;: &quot;Carsten&quot;, &quot;non-dropping-particle&quot;: &quot;&quot;}, {&quot;dropping-particle&quot;: &quot;&quot;, &quot;family&quot;: &quot;Esfahani&quot;, &quot;parse-names&quot;: false, &quot;suffix&quot;: &quot;&quot;, &quot;given&quot;: &quot;Nazli E.&quot;, &quot;non-dropping-particle&quot;: &quot;&quot;}, {&quot;dropping-particle&quot;: &quot;&quot;, &quot;family&quot;: &quot;Ploner&quot;, &quot;parse-names&quot;: false, &quot;suffix&quot;: &quot;&quot;, &quot;given&quot;: &quot;Christoph J.&quot;, &quot;non-dropping-particle&quot;: &quot;&quot;}]}, &quot;uris&quot;: [&quot;http://www.mendeley.com/documents/?uuid=23f27c76-3aec-479c-b1cc-c968b07afa78&quot;]}], &quot;properties&quot;: {&quot;noteIndex&quot;: 0}} RND6hQGszZF6j"/><text:span text:style-name="T30">(Finke, Esfahani, &amp; Ploner, 2012)</text:span><text:reference-mark-end text:name="ADDIN CSL_CITATION {&quot;mendeley&quot;: {&quot;plainTextFormattedCitation&quot;: &quot;(Finke, Esfahani, &amp; Ploner, 2012)&quot;, &quot;formattedCitation&quot;: &quot;(Finke, Esfahani, &amp; Ploner, 2012)&quot;, &quot;previouslyFormattedCitation&quot;: &quot;(Finke, Esfahani, &amp; Ploner, 2012)&quot;}, &quot;schema&quot;: &quot;https://github.com/citation-style-language/schema/raw/master/csl-citation.json&quot;, &quot;citationItems&quot;: [{&quot;id&quot;: &quot;ITEM-1&quot;, &quot;itemData&quot;: {&quot;issued&quot;: {&quot;date-parts&quot;: [[&quot;2012&quot;]]}, &quot;ISSN&quot;: &quot;09609822&quot;, &quot;abstract&quot;: &quot;Learning and memory of music involves a multitude of perceptual, motor, affective, and autobiographical memory processes [1]. Patient and imaging studies suggest that musical memory may involve distinct neural substrates [2,3]. However, the degree of independence of such a system from other memory domains is controversial [4]. We have investigated a 68-year-old professional cellist, patient PM, who developed severe amnesia following encephalitis. This case provided a unique opportunity to study musical memory in a patient with a precisely defined premorbid musical knowledge and well-demarcated focal lesions of the brain. Despite severe memory impairments, he performed like healthy musicians in various tests of recognition memory for music. These findings suggest that learning and retention of musical information depends on brain networks distinct from those involved in other types of episodic and semantic memory. ?? 2012 Elsevier Ltd.&quot;, &quot;title&quot;: &quot;Preservation of musical memory in an amnesic professional cellist&quot;, &quot;container-title&quot;: &quot;Current Biology&quot;, &quot;issue&quot;: &quot;15&quot;, &quot;ISBN&quot;: &quot;0960-9822&quot;, &quot;volume&quot;: &quot;22&quot;, &quot;type&quot;: &quot;article-journal&quot;, &quot;PMID&quot;: &quot;22877775&quot;, &quot;page&quot;: &quot;R591-R592&quot;, &quot;DOI&quot;: &quot;10.1016/j.cub.2012.05.041&quot;, &quot;publisher&quot;: &quot;Elsevier&quot;, &quot;id&quot;: &quot;ITEM-1&quot;, &quot;author&quot;: [{&quot;dropping-particle&quot;: &quot;&quot;, &quot;family&quot;: &quot;Finke&quot;, &quot;parse-names&quot;: false, &quot;suffix&quot;: &quot;&quot;, &quot;given&quot;: &quot;Carsten&quot;, &quot;non-dropping-particle&quot;: &quot;&quot;}, {&quot;dropping-particle&quot;: &quot;&quot;, &quot;family&quot;: &quot;Esfahani&quot;, &quot;parse-names&quot;: false, &quot;suffix&quot;: &quot;&quot;, &quot;given&quot;: &quot;Nazli E.&quot;, &quot;non-dropping-particle&quot;: &quot;&quot;}, {&quot;dropping-particle&quot;: &quot;&quot;, &quot;family&quot;: &quot;Ploner&quot;, &quot;parse-names&quot;: false, &quot;suffix&quot;: &quot;&quot;, &quot;given&quot;: &quot;Christoph J.&quot;, &quot;non-dropping-particle&quot;: &quot;&quot;}]}, &quot;uris&quot;: [&quot;http://www.mendeley.com/documents/?uuid=23f27c76-3aec-479c-b1cc-c968b07afa78&quot;]}], &quot;properties&quot;: {&quot;noteIndex&quot;: 0}} RND6hQGszZF6j"/><text:span text:style-name="T8">⁠, </text:span><text:span text:style-name="T16">who had been a professional cellist until he contracted encephalitis </text:span><text:span text:style-name="T8">had severe semantic and episodic memory deficits, but performed like a healthy musician on a music recognition test. T</text:span><text:span text:style-name="T9">hese case studies indicate that memory for music can be dissociated from other types of memory. In fact, </text:span><text:reference-mark-start text:name="ADDIN CSL_CITATION {&quot;mendeley&quot;: {&quot;plainTextFormattedCitation&quot;: &quot;(Peretz &amp; Coltheart, 2003)&quot;, &quot;formattedCitation&quot;: &quot;(Peretz &amp; Coltheart, 2003)&quot;, &quot;manualFormatting&quot;: &quot;Peretz &amp; Coltheart (2003)&quot;, &quot;previouslyFormattedCitation&quot;: &quot;(Peretz &amp; Coltheart, 2003)&quot;}, &quot;schema&quot;: &quot;https://github.com/citation-style-language/schema/raw/master/csl-citation.json&quot;, &quot;citationItems&quot;: [{&quot;id&quot;: &quot;ITEM-1&quot;, &quot;itemData&quot;: {&quot;issued&quot;: {&quot;date-parts&quot;: [[&quot;2003&quot;]]}, &quot;ISSN&quot;: &quot;10976256&quot;, &quot;abstract&quot;: &quot;The music faculty is not a monolithic entity that a person either has or does not. Rather, it comprises a set of neurally isolable processing components, each having the potential to be specialized for music. Here we propose a functional architecture for music processing that captures the typical properties of modular organization. The model rests essentially on the analysis of music-related deficits in neurologically impaired individuals, but provides useful guidelines for exploring the music faculty in normal people, using methods such as neuroimaging.&quot;, &quot;title&quot;: &quot;Modularity of music processing.&quot;, &quot;container-title&quot;: &quot;Nature neuroscience&quot;, &quot;issue&quot;: &quot;7&quot;, &quot;ISBN&quot;: &quot;1097-6256&quot;, &quot;volume&quot;: &quot;6&quot;, &quot;type&quot;: &quot;article-journal&quot;, &quot;PMID&quot;: &quot;12830160&quot;, &quot;page&quot;: &quot;688-691&quot;, &quot;DOI&quot;: &quot;10.1038/nn1083&quot;, &quot;id&quot;: &quot;ITEM-1&quot;, &quot;author&quot;: [{&quot;dropping-particle&quot;: &quot;&quot;, &quot;family&quot;: &quot;Peretz&quot;, &quot;parse-names&quot;: false, &quot;suffix&quot;: &quot;&quot;, &quot;given&quot;: &quot;Isabelle&quot;, &quot;non-dropping-particle&quot;: &quot;&quot;}, {&quot;dropping-particle&quot;: &quot;&quot;, &quot;family&quot;: &quot;Coltheart&quot;, &quot;parse-names&quot;: false, &quot;suffix&quot;: &quot;&quot;, &quot;given&quot;: &quot;Max&quot;, &quot;non-dropping-particle&quot;: &quot;&quot;}]}, &quot;uris&quot;: [&quot;http://www.mendeley.com/documents/?uuid=8119dd9f-5a40-4a72-bef1-2268fede3b8f&quot;]}], &quot;properties&quot;: {&quot;noteIndex&quot;: 0}} RNDC5Pg3E8cAs"/><text:span text:style-name="T31">Peretz &amp; Coltheart (2003)</text:span><text:reference-mark-end text:name="ADDIN CSL_CITATION {&quot;mendeley&quot;: {&quot;plainTextFormattedCitation&quot;: &quot;(Peretz &amp; Coltheart, 2003)&quot;, &quot;formattedCitation&quot;: &quot;(Peretz &amp; Coltheart, 2003)&quot;, &quot;manualFormatting&quot;: &quot;Peretz &amp; Coltheart (2003)&quot;, &quot;previouslyFormattedCitation&quot;: &quot;(Peretz &amp; Coltheart, 2003)&quot;}, &quot;schema&quot;: &quot;https://github.com/citation-style-language/schema/raw/master/csl-citation.json&quot;, &quot;citationItems&quot;: [{&quot;id&quot;: &quot;ITEM-1&quot;, &quot;itemData&quot;: {&quot;issued&quot;: {&quot;date-parts&quot;: [[&quot;2003&quot;]]}, &quot;ISSN&quot;: &quot;10976256&quot;, &quot;abstract&quot;: &quot;The music faculty is not a monolithic entity that a person either has or does not. Rather, it comprises a set of neurally isolable processing components, each having the potential to be specialized for music. Here we propose a functional architecture for music processing that captures the typical properties of modular organization. The model rests essentially on the analysis of music-related deficits in neurologically impaired individuals, but provides useful guidelines for exploring the music faculty in normal people, using methods such as neuroimaging.&quot;, &quot;title&quot;: &quot;Modularity of music processing.&quot;, &quot;container-title&quot;: &quot;Nature neuroscience&quot;, &quot;issue&quot;: &quot;7&quot;, &quot;ISBN&quot;: &quot;1097-6256&quot;, &quot;volume&quot;: &quot;6&quot;, &quot;type&quot;: &quot;article-journal&quot;, &quot;PMID&quot;: &quot;12830160&quot;, &quot;page&quot;: &quot;688-691&quot;, &quot;DOI&quot;: &quot;10.1038/nn1083&quot;, &quot;id&quot;: &quot;ITEM-1&quot;, &quot;author&quot;: [{&quot;dropping-particle&quot;: &quot;&quot;, &quot;family&quot;: &quot;Peretz&quot;, &quot;parse-names&quot;: false, &quot;suffix&quot;: &quot;&quot;, &quot;given&quot;: &quot;Isabelle&quot;, &quot;non-dropping-particle&quot;: &quot;&quot;}, {&quot;dropping-particle&quot;: &quot;&quot;, &quot;family&quot;: &quot;Coltheart&quot;, &quot;parse-names&quot;: false, &quot;suffix&quot;: &quot;&quot;, &quot;given&quot;: &quot;Max&quot;, &quot;non-dropping-particle&quot;: &quot;&quot;}]}, &quot;uris&quot;: [&quot;http://www.mendeley.com/documents/?uuid=8119dd9f-5a40-4a72-bef1-2268fede3b8f&quot;]}], &quot;properties&quot;: {&quot;noteIndex&quot;: 0}} RNDC5Pg3E8cAs"/><text:span text:style-name="T9">⁠ proposed that humans have a ‘musical lexicon’ that contains representations of all the musical phrases </text:span><text:span text:style-name="T14">one has ever</text:span><text:span text:style-name="T9"> heard, and that this musical lexicon is separate from the verbal lexicon. </text:span></text:p>
      <text:p text:style-name="P15"/>
      <text:p text:style-name="P14"><text:span text:style-name="T22">Neuroimaging techniques have allowed researchers to uncover the neural basis for the separate musical lexicon described by Peretz and Coltheart. Using PET, </text:span><text:reference-mark-start text:name="ADDIN CSL_CITATION {&quot;mendeley&quot;: {&quot;plainTextFormattedCitation&quot;: &quot;(Groussard et al., 2009)&quot;, &quot;formattedCitation&quot;: &quot;(Groussard et al., 2009)&quot;, &quot;manualFormatting&quot;: &quot;Groussard et al. (2009)&quot;, &quot;previouslyFormattedCitation&quot;: &quot;(Groussard et al., 2009)&quot;}, &quot;schema&quot;: &quot;https://github.com/citation-style-language/schema/raw/master/csl-citation.json&quot;, &quot;citationItems&quot;: [{&quot;id&quot;: &quot;ITEM-1&quot;, &quot;itemData&quot;: {&quot;issued&quot;: {&quot;date-parts&quot;: [[&quot;2009&quot;]]}, &quot;ISSN&quot;: &quot;00778923&quot;, &quot;abstract&quot;: &quot;Numerous functional imaging studies have examined the neural basis of semantic memory mainly using verbal and visuospatial materials. Musical material also allows an original way to explore semantic memory processes. We used PET imaging to determine the neural substrates that underlie musical semantic memory using different tasks and stimuli. The results of three PET studies revealed a greater involvement of the anterior part of the temporal lobe. Concerning clinical observations and our neuroimaging data, the musical lexicon (and most widely musical semantic memory) appears to be sustained by a temporo-prefrontal cerebral network involving right and left cerebral regions.&quot;, &quot;container-title&quot;: &quot;Annals of the New York Academy of Sciences&quot;, &quot;title&quot;: &quot;Neural correlates underlying musical semantic memory&quot;, &quot;ISBN&quot;: &quot;9781573317399&quot;, &quot;volume&quot;: &quot;1169&quot;, &quot;type&quot;: &quot;article-journal&quot;, &quot;PMID&quot;: &quot;19673793&quot;, &quot;page&quot;: &quot;278-281&quot;, &quot;DOI&quot;: &quot;10.1111/j.1749-6632.2009.04784.x&quot;, &quot;id&quot;: &quot;ITEM-1&quot;, &quot;author&quot;: [{&quot;dropping-particle&quot;: &quot;&quot;, &quot;family&quot;: &quot;Groussard&quot;, &quot;parse-names&quot;: false, &quot;suffix&quot;: &quot;&quot;, &quot;given&quot;: &quot;M.&quot;, &quot;non-dropping-particle&quot;: &quot;&quot;}, {&quot;dropping-particle&quot;: &quot;&quot;, &quot;family&quot;: &quot;Viader&quot;, &quot;parse-names&quot;: false, &quot;suffix&quot;: &quot;&quot;, &quot;given&quot;: &quot;F.&quot;, &quot;non-dropping-particle&quot;: &quot;&quot;}, {&quot;dropping-particle&quot;: &quot;&quot;, &quot;family&quot;: &quot;Landeau&quot;, &quot;parse-names&quot;: false, &quot;suffix&quot;: &quot;&quot;, &quot;given&quot;: &quot;B.&quot;, &quot;non-dropping-particle&quot;: &quot;&quot;}, {&quot;dropping-particle&quot;: &quot;&quot;, &quot;family&quot;: &quot;Desgranges&quot;, &quot;parse-names&quot;: false, &quot;suffix&quot;: &quot;&quot;, &quot;given&quot;: &quot;B.&quot;, &quot;non-dropping-particle&quot;: &quot;&quot;}, {&quot;dropping-particle&quot;: &quot;&quot;, &quot;family&quot;: &quot;Eustache&quot;, &quot;parse-names&quot;: false, &quot;suffix&quot;: &quot;&quot;, &quot;given&quot;: &quot;F.&quot;, &quot;non-dropping-particle&quot;: &quot;&quot;}, {&quot;dropping-particle&quot;: &quot;&quot;, &quot;family&quot;: &quot;Platel&quot;, &quot;parse-names&quot;: false, &quot;suffix&quot;: &quot;&quot;, &quot;given&quot;: &quot;H.&quot;, &quot;non-dropping-particle&quot;: &quot;&quot;}]}, &quot;uris&quot;: [&quot;http://www.mendeley.com/documents/?uuid=339601be-8e4a-4b1d-9ca7-2c1df2816b90&quot;]}], &quot;properties&quot;: {&quot;noteIndex&quot;: 0}} RND8cyapCrOZD"/><text:span text:style-name="T33">Groussard et al. (2009)</text:span><text:reference-mark-end text:name="ADDIN CSL_CITATION {&quot;mendeley&quot;: {&quot;plainTextFormattedCitation&quot;: &quot;(Groussard et al., 2009)&quot;, &quot;formattedCitation&quot;: &quot;(Groussard et al., 2009)&quot;, &quot;manualFormatting&quot;: &quot;Groussard et al. (2009)&quot;, &quot;previouslyFormattedCitation&quot;: &quot;(Groussard et al., 2009)&quot;}, &quot;schema&quot;: &quot;https://github.com/citation-style-language/schema/raw/master/csl-citation.json&quot;, &quot;citationItems&quot;: [{&quot;id&quot;: &quot;ITEM-1&quot;, &quot;itemData&quot;: {&quot;issued&quot;: {&quot;date-parts&quot;: [[&quot;2009&quot;]]}, &quot;ISSN&quot;: &quot;00778923&quot;, &quot;abstract&quot;: &quot;Numerous functional imaging studies have examined the neural basis of semantic memory mainly using verbal and visuospatial materials. Musical material also allows an original way to explore semantic memory processes. We used PET imaging to determine the neural substrates that underlie musical semantic memory using different tasks and stimuli. The results of three PET studies revealed a greater involvement of the anterior part of the temporal lobe. Concerning clinical observations and our neuroimaging data, the musical lexicon (and most widely musical semantic memory) appears to be sustained by a temporo-prefrontal cerebral network involving right and left cerebral regions.&quot;, &quot;container-title&quot;: &quot;Annals of the New York Academy of Sciences&quot;, &quot;title&quot;: &quot;Neural correlates underlying musical semantic memory&quot;, &quot;ISBN&quot;: &quot;9781573317399&quot;, &quot;volume&quot;: &quot;1169&quot;, &quot;type&quot;: &quot;article-journal&quot;, &quot;PMID&quot;: &quot;19673793&quot;, &quot;page&quot;: &quot;278-281&quot;, &quot;DOI&quot;: &quot;10.1111/j.1749-6632.2009.04784.x&quot;, &quot;id&quot;: &quot;ITEM-1&quot;, &quot;author&quot;: [{&quot;dropping-particle&quot;: &quot;&quot;, &quot;family&quot;: &quot;Groussard&quot;, &quot;parse-names&quot;: false, &quot;suffix&quot;: &quot;&quot;, &quot;given&quot;: &quot;M.&quot;, &quot;non-dropping-particle&quot;: &quot;&quot;}, {&quot;dropping-particle&quot;: &quot;&quot;, &quot;family&quot;: &quot;Viader&quot;, &quot;parse-names&quot;: false, &quot;suffix&quot;: &quot;&quot;, &quot;given&quot;: &quot;F.&quot;, &quot;non-dropping-particle&quot;: &quot;&quot;}, {&quot;dropping-particle&quot;: &quot;&quot;, &quot;family&quot;: &quot;Landeau&quot;, &quot;parse-names&quot;: false, &quot;suffix&quot;: &quot;&quot;, &quot;given&quot;: &quot;B.&quot;, &quot;non-dropping-particle&quot;: &quot;&quot;}, {&quot;dropping-particle&quot;: &quot;&quot;, &quot;family&quot;: &quot;Desgranges&quot;, &quot;parse-names&quot;: false, &quot;suffix&quot;: &quot;&quot;, &quot;given&quot;: &quot;B.&quot;, &quot;non-dropping-particle&quot;: &quot;&quot;}, {&quot;dropping-particle&quot;: &quot;&quot;, &quot;family&quot;: &quot;Eustache&quot;, &quot;parse-names&quot;: false, &quot;suffix&quot;: &quot;&quot;, &quot;given&quot;: &quot;F.&quot;, &quot;non-dropping-particle&quot;: &quot;&quot;}, {&quot;dropping-particle&quot;: &quot;&quot;, &quot;family&quot;: &quot;Platel&quot;, &quot;parse-names&quot;: false, &quot;suffix&quot;: &quot;&quot;, &quot;given&quot;: &quot;H.&quot;, &quot;non-dropping-particle&quot;: &quot;&quot;}]}, &quot;uris&quot;: [&quot;http://www.mendeley.com/documents/?uuid=339601be-8e4a-4b1d-9ca7-2c1df2816b90&quot;]}], &quot;properties&quot;: {&quot;noteIndex&quot;: 0}} RND8cyapCrOZD"/><text:span text:style-name="T22">⁠ showed that the musical lexicon, and musical semantic memory in general, is sustained by a temporo-prefrontal cerebral network. In 2010, </text:span><text:reference-mark-start text:name="ADDIN CSL_CITATION {&quot;mendeley&quot;: {&quot;plainTextFormattedCitation&quot;: &quot;(Groussard et al., 2010)&quot;, &quot;formattedCitation&quot;: &quot;(Groussard et al., 2010)&quot;, &quot;manualFormatting&quot;: &quot;Groussard et al.&quot;, &quot;previouslyFormattedCitation&quot;: &quot;(Groussard et al., 2010)&quot;}, &quot;schema&quot;: &quot;https://github.com/citation-style-language/schema/raw/master/csl-citation.json&quot;, &quot;citationItems&quot;: [{&quot;id&quot;: &quot;ITEM-1&quot;, &quot;itemData&quot;: {&quot;issued&quot;: {&quot;date-parts&quot;: [[&quot;2010&quot;]]}, &quot;ISSN&quot;: &quot;10538119&quot;, &quot;abstract&quot;: &quot;Recognizing a musical excerpt without necessarily retrieving its title typically reflects the existence of a memory system dedicated to the retrieval of musical knowledge. The functional distinction between musical and verbal semantic memory has seldom been investigated. In this fMRI study, we directly compared the musical and verbal memory of 20 nonmusicians, using a congruence task involving automatic semantic retrieval and a familiarity task requiring more thorough semantic retrieval. In the former, participants had to access their semantic store to retrieve musical or verbal representations of melodies or expressions they heard, in order to decide whether these were then given the right ending or not. In the latter, they had to judge the level of familiarity of musical excerpts and expressions. Both tasks revealed activation of the left inferior frontal and posterior middle temporal cortices, suggesting that executive and selection processes are common to both verbal and musical retrievals. Distinct patterns of activation were observed within the left temporal cortex, with musical material mainly activating the superior temporal gyrus and verbal material the middle and inferior gyri. This cortical organization of musical and verbal semantic representations could explain clinical dissociations featuring selective disturbances for musical or verbal material. ?? 2010 Elsevier Inc.&quot;, &quot;title&quot;: &quot;The neural substrates of musical memory revealed by fMRI and two semantic tasks&quot;, &quot;container-title&quot;: &quot;NeuroImage&quot;, &quot;issue&quot;: &quot;4&quot;, &quot;ISBN&quot;: &quot;1095-9572 (Electronic)\\r1053-8119 (Linking)&quot;, &quot;volume&quot;: &quot;53&quot;, &quot;type&quot;: &quot;article-journal&quot;, &quot;PMID&quot;: &quot;20627131&quot;, &quot;page&quot;: &quot;1301-1309&quot;, &quot;DOI&quot;: &quot;10.1016/j.neuroimage.2010.07.013&quot;, &quot;publisher&quot;: &quot;Elsevier Inc.&quot;, &quot;id&quot;: &quot;ITEM-1&quot;, &quot;author&quot;: [{&quot;dropping-particle&quot;: &quot;&quot;, &quot;family&quot;: &quot;Groussard&quot;, &quot;parse-names&quot;: false, &quot;suffix&quot;: &quot;&quot;, &quot;given&quot;: &quot;M.&quot;, &quot;non-dropping-particle&quot;: &quot;&quot;}, {&quot;dropping-particle&quot;: &quot;&quot;, &quot;family&quot;: &quot;Rauchs&quot;, &quot;parse-names&quot;: false, &quot;suffix&quot;: &quot;&quot;, &quot;given&quot;: &quot;G.&quot;, &quot;non-dropping-particle&quot;: &quot;&quot;}, {&quot;dropping-particle&quot;: &quot;&quot;, &quot;family&quot;: &quot;Landeau&quot;, &quot;parse-names&quot;: false, &quot;suffix&quot;: &quot;&quot;, &quot;given&quot;: &quot;B.&quot;, &quot;non-dropping-particle&quot;: &quot;&quot;}, {&quot;dropping-particle&quot;: &quot;&quot;, &quot;family&quot;: &quot;Viader&quot;, &quot;parse-names&quot;: false, &quot;suffix&quot;: &quot;&quot;, &quot;given&quot;: &quot;F.&quot;, &quot;non-dropping-particle&quot;: &quot;&quot;}, {&quot;dropping-particle&quot;: &quot;&quot;, &quot;family&quot;: &quot;Desgranges&quot;, &quot;parse-names&quot;: false, &quot;suffix&quot;: &quot;&quot;, &quot;given&quot;: &quot;B.&quot;, &quot;non-dropping-particle&quot;: &quot;&quot;}, {&quot;dropping-particle&quot;: &quot;&quot;, &quot;family&quot;: &quot;Eustache&quot;, &quot;parse-names&quot;: false, &quot;suffix&quot;: &quot;&quot;, &quot;given&quot;: &quot;F.&quot;, &quot;non-dropping-particle&quot;: &quot;&quot;}, {&quot;dropping-particle&quot;: &quot;&quot;, &quot;family&quot;: &quot;Platel&quot;, &quot;parse-names&quot;: false, &quot;suffix&quot;: &quot;&quot;, &quot;given&quot;: &quot;H.&quot;, &quot;non-dropping-particle&quot;: &quot;&quot;}]}, &quot;uris&quot;: [&quot;http://www.mendeley.com/documents/?uuid=179a9bd5-c84c-455c-97f7-8ef9fa1c9f02&quot;]}], &quot;properties&quot;: {&quot;noteIndex&quot;: 0}} RNDrLvlHUddeC"/><text:span text:style-name="T33">Groussard et al.</text:span><text:reference-mark-end text:name="ADDIN CSL_CITATION {&quot;mendeley&quot;: {&quot;plainTextFormattedCitation&quot;: &quot;(Groussard et al., 2010)&quot;, &quot;formattedCitation&quot;: &quot;(Groussard et al., 2010)&quot;, &quot;manualFormatting&quot;: &quot;Groussard et al.&quot;, &quot;previouslyFormattedCitation&quot;: &quot;(Groussard et al., 2010)&quot;}, &quot;schema&quot;: &quot;https://github.com/citation-style-language/schema/raw/master/csl-citation.json&quot;, &quot;citationItems&quot;: [{&quot;id&quot;: &quot;ITEM-1&quot;, &quot;itemData&quot;: {&quot;issued&quot;: {&quot;date-parts&quot;: [[&quot;2010&quot;]]}, &quot;ISSN&quot;: &quot;10538119&quot;, &quot;abstract&quot;: &quot;Recognizing a musical excerpt without necessarily retrieving its title typically reflects the existence of a memory system dedicated to the retrieval of musical knowledge. The functional distinction between musical and verbal semantic memory has seldom been investigated. In this fMRI study, we directly compared the musical and verbal memory of 20 nonmusicians, using a congruence task involving automatic semantic retrieval and a familiarity task requiring more thorough semantic retrieval. In the former, participants had to access their semantic store to retrieve musical or verbal representations of melodies or expressions they heard, in order to decide whether these were then given the right ending or not. In the latter, they had to judge the level of familiarity of musical excerpts and expressions. Both tasks revealed activation of the left inferior frontal and posterior middle temporal cortices, suggesting that executive and selection processes are common to both verbal and musical retrievals. Distinct patterns of activation were observed within the left temporal cortex, with musical material mainly activating the superior temporal gyrus and verbal material the middle and inferior gyri. This cortical organization of musical and verbal semantic representations could explain clinical dissociations featuring selective disturbances for musical or verbal material. ?? 2010 Elsevier Inc.&quot;, &quot;title&quot;: &quot;The neural substrates of musical memory revealed by fMRI and two semantic tasks&quot;, &quot;container-title&quot;: &quot;NeuroImage&quot;, &quot;issue&quot;: &quot;4&quot;, &quot;ISBN&quot;: &quot;1095-9572 (Electronic)\\r1053-8119 (Linking)&quot;, &quot;volume&quot;: &quot;53&quot;, &quot;type&quot;: &quot;article-journal&quot;, &quot;PMID&quot;: &quot;20627131&quot;, &quot;page&quot;: &quot;1301-1309&quot;, &quot;DOI&quot;: &quot;10.1016/j.neuroimage.2010.07.013&quot;, &quot;publisher&quot;: &quot;Elsevier Inc.&quot;, &quot;id&quot;: &quot;ITEM-1&quot;, &quot;author&quot;: [{&quot;dropping-particle&quot;: &quot;&quot;, &quot;family&quot;: &quot;Groussard&quot;, &quot;parse-names&quot;: false, &quot;suffix&quot;: &quot;&quot;, &quot;given&quot;: &quot;M.&quot;, &quot;non-dropping-particle&quot;: &quot;&quot;}, {&quot;dropping-particle&quot;: &quot;&quot;, &quot;family&quot;: &quot;Rauchs&quot;, &quot;parse-names&quot;: false, &quot;suffix&quot;: &quot;&quot;, &quot;given&quot;: &quot;G.&quot;, &quot;non-dropping-particle&quot;: &quot;&quot;}, {&quot;dropping-particle&quot;: &quot;&quot;, &quot;family&quot;: &quot;Landeau&quot;, &quot;parse-names&quot;: false, &quot;suffix&quot;: &quot;&quot;, &quot;given&quot;: &quot;B.&quot;, &quot;non-dropping-particle&quot;: &quot;&quot;}, {&quot;dropping-particle&quot;: &quot;&quot;, &quot;family&quot;: &quot;Viader&quot;, &quot;parse-names&quot;: false, &quot;suffix&quot;: &quot;&quot;, &quot;given&quot;: &quot;F.&quot;, &quot;non-dropping-particle&quot;: &quot;&quot;}, {&quot;dropping-particle&quot;: &quot;&quot;, &quot;family&quot;: &quot;Desgranges&quot;, &quot;parse-names&quot;: false, &quot;suffix&quot;: &quot;&quot;, &quot;given&quot;: &quot;B.&quot;, &quot;non-dropping-particle&quot;: &quot;&quot;}, {&quot;dropping-particle&quot;: &quot;&quot;, &quot;family&quot;: &quot;Eustache&quot;, &quot;parse-names&quot;: false, &quot;suffix&quot;: &quot;&quot;, &quot;given&quot;: &quot;F.&quot;, &quot;non-dropping-particle&quot;: &quot;&quot;}, {&quot;dropping-particle&quot;: &quot;&quot;, &quot;family&quot;: &quot;Platel&quot;, &quot;parse-names&quot;: false, &quot;suffix&quot;: &quot;&quot;, &quot;given&quot;: &quot;H.&quot;, &quot;non-dropping-particle&quot;: &quot;&quot;}]}, &quot;uris&quot;: [&quot;http://www.mendeley.com/documents/?uuid=179a9bd5-c84c-455c-97f7-8ef9fa1c9f02&quot;]}], &quot;properties&quot;: {&quot;noteIndex&quot;: 0}} RNDrLvlHUddeC"/><text:span text:style-name="T22">⁠</text:span> conducted a <text:span text:style-name="T22">follow-up </text:span>study using fMRI <text:span text:style-name="T27">and</text:span> showed <text:span text:style-name="T22">a</text:span> <text:span text:style-name="T27">clear </text:span>dissociation between <text:span text:style-name="T42">the </text:span>neural patterns elicited by music<text:span text:style-name="T42">al</text:span> and verbal stimuli.<text:span text:style-name="T35"> These neuroimaging results supported the theory of </text:span><text:reference-mark-start text:name="ADDIN CSL_CITATION {&quot;mendeley&quot;: {&quot;plainTextFormattedCitation&quot;: &quot;(Baird &amp; Samson, 2009)&quot;, &quot;formattedCitation&quot;: &quot;(Baird &amp; Samson, 2009)&quot;, &quot;manualFormatting&quot;: &quot;Baird and Samson (2009)&quot;, &quot;previouslyFormattedCitation&quot;: &quot;(Baird &amp; Samson, 2009)&quot;}, &quot;schema&quot;: &quot;https://github.com/citation-style-language/schema/raw/master/csl-citation.json&quot;, &quot;citationItems&quot;: [{&quot;id&quot;: &quot;ITEM-1&quot;, &quot;itemData&quot;: {&quot;issued&quot;: {&quot;date-parts&quot;: [[&quot;2009&quot;]]}, &quot;ISSN&quot;: &quot;10407308&quot;, &quot;abstract&quot;: &quot;The notion that memory for music can be preserved in patients with Alzheimer's Disease (AD) has been raised by a number of case studies. In this paper, we review the current research examining musical memory in patients with AD. In keeping with models of memory described in the non-musical domain, we propose that various forms of musical memory exist, and may be differentially impaired in AD, reflecting the pattern of neuropathological changes associated with the condition. Our synthesis of this literature reveals a dissociation between explicit and implicit musical memory functions. Implicit, specifically procedural musical memory, or the ability to play a musical instrument, can be spared in musicians with AD. In contrast, explicit musical memory, or the recognition of familiar or unfamiliar melodies, is typically impaired. Thus, the notion that music is unforgettable in AD is not wholly supported. Rather, it appears that the ability to play a musical instrument may be unforgettable in some musicians with AD.&quot;, &quot;title&quot;: &quot;Memory for music in Alzheimer's disease: Unforgettable?&quot;, &quot;container-title&quot;: &quot;Neuropsychology Review&quot;, &quot;issue&quot;: &quot;1&quot;, &quot;ISBN&quot;: &quot;1573-6660 (Electronic)&quot;, &quot;volume&quot;: &quot;19&quot;, &quot;type&quot;: &quot;article-journal&quot;, &quot;PMID&quot;: &quot;19214750&quot;, &quot;page&quot;: &quot;85-101&quot;, &quot;DOI&quot;: &quot;10.1007/s11065-009-9085-2&quot;, &quot;id&quot;: &quot;ITEM-1&quot;, &quot;author&quot;: [{&quot;dropping-particle&quot;: &quot;&quot;, &quot;family&quot;: &quot;Baird&quot;, &quot;parse-names&quot;: false, &quot;suffix&quot;: &quot;&quot;, &quot;given&quot;: &quot;Amee&quot;, &quot;non-dropping-particle&quot;: &quot;&quot;}, {&quot;dropping-particle&quot;: &quot;&quot;, &quot;family&quot;: &quot;Samson&quot;, &quot;parse-names&quot;: false, &quot;suffix&quot;: &quot;&quot;, &quot;given&quot;: &quot;S\u00e9verine&quot;, &quot;non-dropping-particle&quot;: &quot;&quot;}]}, &quot;uris&quot;: [&quot;http://www.mendeley.com/documents/?uuid=6b78cbcb-137c-4070-a735-be1c56a98b01&quot;]}], &quot;properties&quot;: {&quot;noteIndex&quot;: 0}} RNDjEnPL2l5ZV"/><text:span text:style-name="T34">Baird and Samson (2009)</text:span><text:reference-mark-end text:name="ADDIN CSL_CITATION {&quot;mendeley&quot;: {&quot;plainTextFormattedCitation&quot;: &quot;(Baird &amp; Samson, 2009)&quot;, &quot;formattedCitation&quot;: &quot;(Baird &amp; Samson, 2009)&quot;, &quot;manualFormatting&quot;: &quot;Baird and Samson (2009)&quot;, &quot;previouslyFormattedCitation&quot;: &quot;(Baird &amp; Samson, 2009)&quot;}, &quot;schema&quot;: &quot;https://github.com/citation-style-language/schema/raw/master/csl-citation.json&quot;, &quot;citationItems&quot;: [{&quot;id&quot;: &quot;ITEM-1&quot;, &quot;itemData&quot;: {&quot;issued&quot;: {&quot;date-parts&quot;: [[&quot;2009&quot;]]}, &quot;ISSN&quot;: &quot;10407308&quot;, &quot;abstract&quot;: &quot;The notion that memory for music can be preserved in patients with Alzheimer's Disease (AD) has been raised by a number of case studies. In this paper, we review the current research examining musical memory in patients with AD. In keeping with models of memory described in the non-musical domain, we propose that various forms of musical memory exist, and may be differentially impaired in AD, reflecting the pattern of neuropathological changes associated with the condition. Our synthesis of this literature reveals a dissociation between explicit and implicit musical memory functions. Implicit, specifically procedural musical memory, or the ability to play a musical instrument, can be spared in musicians with AD. In contrast, explicit musical memory, or the recognition of familiar or unfamiliar melodies, is typically impaired. Thus, the notion that music is unforgettable in AD is not wholly supported. Rather, it appears that the ability to play a musical instrument may be unforgettable in some musicians with AD.&quot;, &quot;title&quot;: &quot;Memory for music in Alzheimer's disease: Unforgettable?&quot;, &quot;container-title&quot;: &quot;Neuropsychology Review&quot;, &quot;issue&quot;: &quot;1&quot;, &quot;ISBN&quot;: &quot;1573-6660 (Electronic)&quot;, &quot;volume&quot;: &quot;19&quot;, &quot;type&quot;: &quot;article-journal&quot;, &quot;PMID&quot;: &quot;19214750&quot;, &quot;page&quot;: &quot;85-101&quot;, &quot;DOI&quot;: &quot;10.1007/s11065-009-9085-2&quot;, &quot;id&quot;: &quot;ITEM-1&quot;, &quot;author&quot;: [{&quot;dropping-particle&quot;: &quot;&quot;, &quot;family&quot;: &quot;Baird&quot;, &quot;parse-names&quot;: false, &quot;suffix&quot;: &quot;&quot;, &quot;given&quot;: &quot;Amee&quot;, &quot;non-dropping-particle&quot;: &quot;&quot;}, {&quot;dropping-particle&quot;: &quot;&quot;, &quot;family&quot;: &quot;Samson&quot;, &quot;parse-names&quot;: false, &quot;suffix&quot;: &quot;&quot;, &quot;given&quot;: &quot;S\u00e9verine&quot;, &quot;non-dropping-particle&quot;: &quot;&quot;}]}, &quot;uris&quot;: [&quot;http://www.mendeley.com/documents/?uuid=6b78cbcb-137c-4070-a735-be1c56a98b01&quot;]}], &quot;properties&quot;: {&quot;noteIndex&quot;: 0}} RNDjEnPL2l5ZV"/><text:span text:style-name="T35">⁠ who suggested that musical memory in Alzheimer’s patients is spared because of the intact functioning of the necessary and specific brain regions that are relatively unaffected by the disease. In 2015, </text:span><text:reference-mark-start text:name="ADDIN CSL_CITATION {&quot;mendeley&quot;: {&quot;plainTextFormattedCitation&quot;: &quot;(Jacobsen, Fritz, Stelzer, &amp; Turner, 2015)&quot;, &quot;formattedCitation&quot;: &quot;(Jacobsen, Fritz, Stelzer, &amp; Turner, 2015)&quot;, &quot;manualFormatting&quot;: &quot;Jacobsen, Fritz, Stelzer, and Turner&quot;, &quot;previouslyFormattedCitation&quot;: &quot;(Jacobsen, Fritz, Stelzer, &amp; Turner, 2015)&quot;}, &quot;schema&quot;: &quot;https://github.com/citation-style-language/schema/raw/master/csl-citation.json&quot;, &quot;citationItems&quot;: [{&quot;id&quot;: &quot;ITEM-1&quot;, &quot;itemData&quot;: {&quot;type&quot;: &quot;article-journal&quot;, &quot;issued&quot;: {&quot;date-parts&quot;: [[&quot;2015&quot;]]}, &quot;page&quot;: &quot;1-13&quot;, &quot;DOI&quot;: &quot;10.1093/awv148&quot;, &quot;author&quot;: [{&quot;dropping-particle&quot;: &quot;&quot;, &quot;family&quot;: &quot;Jacobsen&quot;, &quot;parse-names&quot;: false, &quot;suffix&quot;: &quot;&quot;, &quot;given&quot;: &quot;J\u00f6rn-henrik&quot;, &quot;non-dropping-particle&quot;: &quot;&quot;}, {&quot;dropping-particle&quot;: &quot;&quot;, &quot;family&quot;: &quot;Fritz&quot;, &quot;parse-names&quot;: false, &quot;suffix&quot;: &quot;&quot;, &quot;given&quot;: &quot;Thomas&quot;, &quot;non-dropping-particle&quot;: &quot;&quot;}, {&quot;dropping-particle&quot;: &quot;&quot;, &quot;family&quot;: &quot;Stelzer&quot;, &quot;parse-names&quot;: false, &quot;suffix&quot;: &quot;&quot;, &quot;given&quot;: &quot;Johannes&quot;, &quot;non-dropping-particle&quot;: &quot;&quot;}, {&quot;dropping-particle&quot;: &quot;&quot;, &quot;family&quot;: &quot;Turner&quot;, &quot;parse-names&quot;: false, &quot;suffix&quot;: &quot;&quot;, &quot;given&quot;: &quot;Robert&quot;, &quot;non-dropping-particle&quot;: &quot;&quot;}], &quot;id&quot;: &quot;ITEM-1&quot;, &quot;container-title&quot;: &quot;Brain : a journal of neurology&quot;, &quot;title&quot;: &quot;Why musical memory can be preserved in advanced Alzheimer \u2019 s disease&quot;}, &quot;uris&quot;: [&quot;http://www.mendeley.com/documents/?uuid=7d021640-bed6-4b9f-8b4a-b9490e1e8140&quot;]}], &quot;properties&quot;: {&quot;noteIndex&quot;: 0}} RNDBDZ1sO8CxX"/><text:span text:style-name="T34">Jacobsen, Fritz, Stelzer, and Turner</text:span><text:reference-mark-end text:name="ADDIN CSL_CITATION {&quot;mendeley&quot;: {&quot;plainTextFormattedCitation&quot;: &quot;(Jacobsen, Fritz, Stelzer, &amp; Turner, 2015)&quot;, &quot;formattedCitation&quot;: &quot;(Jacobsen, Fritz, Stelzer, &amp; Turner, 2015)&quot;, &quot;manualFormatting&quot;: &quot;Jacobsen, Fritz, Stelzer, and Turner&quot;, &quot;previouslyFormattedCitation&quot;: &quot;(Jacobsen, Fritz, Stelzer, &amp; Turner, 2015)&quot;}, &quot;schema&quot;: &quot;https://github.com/citation-style-language/schema/raw/master/csl-citation.json&quot;, &quot;citationItems&quot;: [{&quot;id&quot;: &quot;ITEM-1&quot;, &quot;itemData&quot;: {&quot;type&quot;: &quot;article-journal&quot;, &quot;issued&quot;: {&quot;date-parts&quot;: [[&quot;2015&quot;]]}, &quot;page&quot;: &quot;1-13&quot;, &quot;DOI&quot;: &quot;10.1093/awv148&quot;, &quot;author&quot;: [{&quot;dropping-particle&quot;: &quot;&quot;, &quot;family&quot;: &quot;Jacobsen&quot;, &quot;parse-names&quot;: false, &quot;suffix&quot;: &quot;&quot;, &quot;given&quot;: &quot;J\u00f6rn-henrik&quot;, &quot;non-dropping-particle&quot;: &quot;&quot;}, {&quot;dropping-particle&quot;: &quot;&quot;, &quot;family&quot;: &quot;Fritz&quot;, &quot;parse-names&quot;: false, &quot;suffix&quot;: &quot;&quot;, &quot;given&quot;: &quot;Thomas&quot;, &quot;non-dropping-particle&quot;: &quot;&quot;}, {&quot;dropping-particle&quot;: &quot;&quot;, &quot;family&quot;: &quot;Stelzer&quot;, &quot;parse-names&quot;: false, &quot;suffix&quot;: &quot;&quot;, &quot;given&quot;: &quot;Johannes&quot;, &quot;non-dropping-particle&quot;: &quot;&quot;}, {&quot;dropping-particle&quot;: &quot;&quot;, &quot;family&quot;: &quot;Turner&quot;, &quot;parse-names&quot;: false, &quot;suffix&quot;: &quot;&quot;, &quot;given&quot;: &quot;Robert&quot;, &quot;non-dropping-particle&quot;: &quot;&quot;}], &quot;id&quot;: &quot;ITEM-1&quot;, &quot;container-title&quot;: &quot;Brain : a journal of neurology&quot;, &quot;title&quot;: &quot;Why musical memory can be preserved in advanced Alzheimer \u2019 s disease&quot;}, &quot;uris&quot;: [&quot;http://www.mendeley.com/documents/?uuid=7d021640-bed6-4b9f-8b4a-b9490e1e8140&quot;]}], &quot;properties&quot;: {&quot;noteIndex&quot;: 0}} RNDBDZ1sO8CxX"/><text:span text:style-name="T35">⁠ showed that the caudal anterior cingulate and the ventral pre-supplementary motor areas are involved in the processing of both unknown and known music and that these areas, responsible for encoding musical memory, were relatively spared in a sample of patients with Alzheimer’s disease. Together, theses results indicate that not only is memory for music separate from other types of memory, but this dissociation can be seen with neuroimaging techniques. </text:span></text:p>
      <text:p text:style-name="P16"/>
      <text:p text:style-name="P14"><text:span text:style-name="T35">In all of the previous studies the dissociation of memory for music has been shown using long-known music that participants have rated as such. There is very little control for the amount of exposure participants have had to each song. In my studies I will be able to track a participant’s exposure to each stimulus in order to more accurately determine the neural correlates of musical memory. </text:span></text:p>
      <text:p text:style-name="P17"/>
      <text:p text:style-name="P1"><text:span text:style-name="T38">Study 1: </text:span><text:span text:style-name="T37">Neural Correlates of Music </text:span><text:span text:style-name="T39">Recognition</text:span></text:p>
      <text:p text:style-name="P34">Will begin collecting data in July 2017</text:p>
      <text:p text:style-name="P38">This study will define the neural correlates of music recognition in a more controlled study than has been <text:span text:style-name="T40">previously </text:span>done. Participants will undergo an fMRI scan while listening to 16 unfamiliar musical pieces. They will then train on half of the music (8 pieces) by listening to them regularly over the course of two-three weeks. <text:span text:style-name="T41">Listening will be done through an online music player that will track the </text:span><text:soft-page-break/><text:span text:style-name="T41">number of times the song was listened to. Throughout the training period, participants will come to the lab for intermittent behavioural testing to track how familiar they are becoming with the stimuli. This will be done using a forced-choice paradigm that asks participants to identify a correct lyric out of a pair of lyrics where one is correct and one lyric has been modified. Once participants reach a particular threshold of familiarity with the stimuli they</text:span> will undergo a <text:span text:style-name="T40">second </text:span>fMRI scan while listening to all 16 musical pieces. The difference at the second scan is that the participant<text:span text:style-name="T40">s are</text:span> now very familiar with half of the stimuli. <text:span text:style-name="T25">No other study to date has explored the neural correlates of music recognition by training participants on a set of stimuli. The stimuli used in this study are 16 unfamiliar songs that fall into four groups: instrumental music only (no lyrics), a cappella singing (no instruments), lyrics and instrumental music, spoken word. Varying the stimuli within the lyric and music categories will allow me to identify how the presence of lyrics interacts with music to affect recognition.</text:span></text:p>
      <text:p text:style-name="P36"/>
      <text:p text:style-name="P35"><text:span text:style-name="T17">The BOLD contrasts </text:span><text:span text:style-name="T19">between the first and second scans </text:span><text:span text:style-name="T17">will </text:span><text:span text:style-name="T18">allow me to</text:span><text:span text:style-name="T17"> identify which </text:span><text:span text:style-name="T19">brain </text:span><text:span text:style-name="T17">areas are involved in music recognition. I hope to replicate the results from previous papers </text:span><text:reference-mark-start text:name="ADDIN CSL_CITATION {&quot;mendeley&quot;: {&quot;plainTextFormattedCitation&quot;: &quot;(Groussard et al., 2010; Jacobsen et al., 2015)&quot;, &quot;formattedCitation&quot;: &quot;(Groussard et al., 2010; Jacobsen et al., 2015)&quot;}, &quot;schema&quot;: &quot;https://github.com/citation-style-language/schema/raw/master/csl-citation.json&quot;, &quot;citationItems&quot;: [{&quot;id&quot;: &quot;ITEM-1&quot;, &quot;itemData&quot;: {&quot;issued&quot;: {&quot;date-parts&quot;: [[&quot;2010&quot;]]}, &quot;ISSN&quot;: &quot;10538119&quot;, &quot;abstract&quot;: &quot;Recognizing a musical excerpt without necessarily retrieving its title typically reflects the existence of a memory system dedicated to the retrieval of musical knowledge. The functional distinction between musical and verbal semantic memory has seldom been investigated. In this fMRI study, we directly compared the musical and verbal memory of 20 nonmusicians, using a congruence task involving automatic semantic retrieval and a familiarity task requiring more thorough semantic retrieval. In the former, participants had to access their semantic store to retrieve musical or verbal representations of melodies or expressions they heard, in order to decide whether these were then given the right ending or not. In the latter, they had to judge the level of familiarity of musical excerpts and expressions. Both tasks revealed activation of the left inferior frontal and posterior middle temporal cortices, suggesting that executive and selection processes are common to both verbal and musical retrievals. Distinct patterns of activation were observed within the left temporal cortex, with musical material mainly activating the superior temporal gyrus and verbal material the middle and inferior gyri. This cortical organization of musical and verbal semantic representations could explain clinical dissociations featuring selective disturbances for musical or verbal material. ?? 2010 Elsevier Inc.&quot;, &quot;title&quot;: &quot;The neural substrates of musical memory revealed by fMRI and two semantic tasks&quot;, &quot;container-title&quot;: &quot;NeuroImage&quot;, &quot;issue&quot;: &quot;4&quot;, &quot;ISBN&quot;: &quot;1095-9572 (Electronic)\\r1053-8119 (Linking)&quot;, &quot;volume&quot;: &quot;53&quot;, &quot;type&quot;: &quot;article-journal&quot;, &quot;PMID&quot;: &quot;20627131&quot;, &quot;page&quot;: &quot;1301-1309&quot;, &quot;DOI&quot;: &quot;10.1016/j.neuroimage.2010.07.013&quot;, &quot;publisher&quot;: &quot;Elsevier Inc.&quot;, &quot;id&quot;: &quot;ITEM-1&quot;, &quot;author&quot;: [{&quot;dropping-particle&quot;: &quot;&quot;, &quot;family&quot;: &quot;Groussard&quot;, &quot;parse-names&quot;: false, &quot;suffix&quot;: &quot;&quot;, &quot;given&quot;: &quot;M.&quot;, &quot;non-dropping-particle&quot;: &quot;&quot;}, {&quot;dropping-particle&quot;: &quot;&quot;, &quot;family&quot;: &quot;Rauchs&quot;, &quot;parse-names&quot;: false, &quot;suffix&quot;: &quot;&quot;, &quot;given&quot;: &quot;G.&quot;, &quot;non-dropping-particle&quot;: &quot;&quot;}, {&quot;dropping-particle&quot;: &quot;&quot;, &quot;family&quot;: &quot;Landeau&quot;, &quot;parse-names&quot;: false, &quot;suffix&quot;: &quot;&quot;, &quot;given&quot;: &quot;B.&quot;, &quot;non-dropping-particle&quot;: &quot;&quot;}, {&quot;dropping-particle&quot;: &quot;&quot;, &quot;family&quot;: &quot;Viader&quot;, &quot;parse-names&quot;: false, &quot;suffix&quot;: &quot;&quot;, &quot;given&quot;: &quot;F.&quot;, &quot;non-dropping-particle&quot;: &quot;&quot;}, {&quot;dropping-particle&quot;: &quot;&quot;, &quot;family&quot;: &quot;Desgranges&quot;, &quot;parse-names&quot;: false, &quot;suffix&quot;: &quot;&quot;, &quot;given&quot;: &quot;B.&quot;, &quot;non-dropping-particle&quot;: &quot;&quot;}, {&quot;dropping-particle&quot;: &quot;&quot;, &quot;family&quot;: &quot;Eustache&quot;, &quot;parse-names&quot;: false, &quot;suffix&quot;: &quot;&quot;, &quot;given&quot;: &quot;F.&quot;, &quot;non-dropping-particle&quot;: &quot;&quot;}, {&quot;dropping-particle&quot;: &quot;&quot;, &quot;family&quot;: &quot;Platel&quot;, &quot;parse-names&quot;: false, &quot;suffix&quot;: &quot;&quot;, &quot;given&quot;: &quot;H.&quot;, &quot;non-dropping-particle&quot;: &quot;&quot;}]}, &quot;uris&quot;: [&quot;http://www.mendeley.com/documents/?uuid=179a9bd5-c84c-455c-97f7-8ef9fa1c9f02&quot;]}, {&quot;id&quot;: &quot;ITEM-2&quot;, &quot;itemData&quot;: {&quot;type&quot;: &quot;article-journal&quot;, &quot;issued&quot;: {&quot;date-parts&quot;: [[&quot;2015&quot;]]}, &quot;page&quot;: &quot;1-13&quot;, &quot;DOI&quot;: &quot;10.1093/awv148&quot;, &quot;author&quot;: [{&quot;dropping-particle&quot;: &quot;&quot;, &quot;family&quot;: &quot;Jacobsen&quot;, &quot;parse-names&quot;: false, &quot;suffix&quot;: &quot;&quot;, &quot;given&quot;: &quot;J\u00f6rn-henrik&quot;, &quot;non-dropping-particle&quot;: &quot;&quot;}, {&quot;dropping-particle&quot;: &quot;&quot;, &quot;family&quot;: &quot;Fritz&quot;, &quot;parse-names&quot;: false, &quot;suffix&quot;: &quot;&quot;, &quot;given&quot;: &quot;Thomas&quot;, &quot;non-dropping-particle&quot;: &quot;&quot;}, {&quot;dropping-particle&quot;: &quot;&quot;, &quot;family&quot;: &quot;Stelzer&quot;, &quot;parse-names&quot;: false, &quot;suffix&quot;: &quot;&quot;, &quot;given&quot;: &quot;Johannes&quot;, &quot;non-dropping-particle&quot;: &quot;&quot;}, {&quot;dropping-particle&quot;: &quot;&quot;, &quot;family&quot;: &quot;Turner&quot;, &quot;parse-names&quot;: false, &quot;suffix&quot;: &quot;&quot;, &quot;given&quot;: &quot;Robert&quot;, &quot;non-dropping-particle&quot;: &quot;&quot;}], &quot;id&quot;: &quot;ITEM-2&quot;, &quot;container-title&quot;: &quot;Brain : a journal of neurology&quot;, &quot;title&quot;: &quot;Why musical memory can be preserved in advanced Alzheimer \u2019 s disease&quot;}, &quot;uris&quot;: [&quot;http://www.mendeley.com/documents/?uuid=7d021640-bed6-4b9f-8b4a-b9490e1e8140&quot;]}], &quot;properties&quot;: {&quot;noteIndex&quot;: 0}} RNDd90Q5KxsHF"/><text:span text:style-name="T32">(Groussard et al., 2010; Jacobsen et al., 2015)</text:span><text:reference-mark-end text:name="ADDIN CSL_CITATION {&quot;mendeley&quot;: {&quot;plainTextFormattedCitation&quot;: &quot;(Groussard et al., 2010; Jacobsen et al., 2015)&quot;, &quot;formattedCitation&quot;: &quot;(Groussard et al., 2010; Jacobsen et al., 2015)&quot;}, &quot;schema&quot;: &quot;https://github.com/citation-style-language/schema/raw/master/csl-citation.json&quot;, &quot;citationItems&quot;: [{&quot;id&quot;: &quot;ITEM-1&quot;, &quot;itemData&quot;: {&quot;issued&quot;: {&quot;date-parts&quot;: [[&quot;2010&quot;]]}, &quot;ISSN&quot;: &quot;10538119&quot;, &quot;abstract&quot;: &quot;Recognizing a musical excerpt without necessarily retrieving its title typically reflects the existence of a memory system dedicated to the retrieval of musical knowledge. The functional distinction between musical and verbal semantic memory has seldom been investigated. In this fMRI study, we directly compared the musical and verbal memory of 20 nonmusicians, using a congruence task involving automatic semantic retrieval and a familiarity task requiring more thorough semantic retrieval. In the former, participants had to access their semantic store to retrieve musical or verbal representations of melodies or expressions they heard, in order to decide whether these were then given the right ending or not. In the latter, they had to judge the level of familiarity of musical excerpts and expressions. Both tasks revealed activation of the left inferior frontal and posterior middle temporal cortices, suggesting that executive and selection processes are common to both verbal and musical retrievals. Distinct patterns of activation were observed within the left temporal cortex, with musical material mainly activating the superior temporal gyrus and verbal material the middle and inferior gyri. This cortical organization of musical and verbal semantic representations could explain clinical dissociations featuring selective disturbances for musical or verbal material. ?? 2010 Elsevier Inc.&quot;, &quot;title&quot;: &quot;The neural substrates of musical memory revealed by fMRI and two semantic tasks&quot;, &quot;container-title&quot;: &quot;NeuroImage&quot;, &quot;issue&quot;: &quot;4&quot;, &quot;ISBN&quot;: &quot;1095-9572 (Electronic)\\r1053-8119 (Linking)&quot;, &quot;volume&quot;: &quot;53&quot;, &quot;type&quot;: &quot;article-journal&quot;, &quot;PMID&quot;: &quot;20627131&quot;, &quot;page&quot;: &quot;1301-1309&quot;, &quot;DOI&quot;: &quot;10.1016/j.neuroimage.2010.07.013&quot;, &quot;publisher&quot;: &quot;Elsevier Inc.&quot;, &quot;id&quot;: &quot;ITEM-1&quot;, &quot;author&quot;: [{&quot;dropping-particle&quot;: &quot;&quot;, &quot;family&quot;: &quot;Groussard&quot;, &quot;parse-names&quot;: false, &quot;suffix&quot;: &quot;&quot;, &quot;given&quot;: &quot;M.&quot;, &quot;non-dropping-particle&quot;: &quot;&quot;}, {&quot;dropping-particle&quot;: &quot;&quot;, &quot;family&quot;: &quot;Rauchs&quot;, &quot;parse-names&quot;: false, &quot;suffix&quot;: &quot;&quot;, &quot;given&quot;: &quot;G.&quot;, &quot;non-dropping-particle&quot;: &quot;&quot;}, {&quot;dropping-particle&quot;: &quot;&quot;, &quot;family&quot;: &quot;Landeau&quot;, &quot;parse-names&quot;: false, &quot;suffix&quot;: &quot;&quot;, &quot;given&quot;: &quot;B.&quot;, &quot;non-dropping-particle&quot;: &quot;&quot;}, {&quot;dropping-particle&quot;: &quot;&quot;, &quot;family&quot;: &quot;Viader&quot;, &quot;parse-names&quot;: false, &quot;suffix&quot;: &quot;&quot;, &quot;given&quot;: &quot;F.&quot;, &quot;non-dropping-particle&quot;: &quot;&quot;}, {&quot;dropping-particle&quot;: &quot;&quot;, &quot;family&quot;: &quot;Desgranges&quot;, &quot;parse-names&quot;: false, &quot;suffix&quot;: &quot;&quot;, &quot;given&quot;: &quot;B.&quot;, &quot;non-dropping-particle&quot;: &quot;&quot;}, {&quot;dropping-particle&quot;: &quot;&quot;, &quot;family&quot;: &quot;Eustache&quot;, &quot;parse-names&quot;: false, &quot;suffix&quot;: &quot;&quot;, &quot;given&quot;: &quot;F.&quot;, &quot;non-dropping-particle&quot;: &quot;&quot;}, {&quot;dropping-particle&quot;: &quot;&quot;, &quot;family&quot;: &quot;Platel&quot;, &quot;parse-names&quot;: false, &quot;suffix&quot;: &quot;&quot;, &quot;given&quot;: &quot;H.&quot;, &quot;non-dropping-particle&quot;: &quot;&quot;}]}, &quot;uris&quot;: [&quot;http://www.mendeley.com/documents/?uuid=179a9bd5-c84c-455c-97f7-8ef9fa1c9f02&quot;]}, {&quot;id&quot;: &quot;ITEM-2&quot;, &quot;itemData&quot;: {&quot;type&quot;: &quot;article-journal&quot;, &quot;issued&quot;: {&quot;date-parts&quot;: [[&quot;2015&quot;]]}, &quot;page&quot;: &quot;1-13&quot;, &quot;DOI&quot;: &quot;10.1093/awv148&quot;, &quot;author&quot;: [{&quot;dropping-particle&quot;: &quot;&quot;, &quot;family&quot;: &quot;Jacobsen&quot;, &quot;parse-names&quot;: false, &quot;suffix&quot;: &quot;&quot;, &quot;given&quot;: &quot;J\u00f6rn-henrik&quot;, &quot;non-dropping-particle&quot;: &quot;&quot;}, {&quot;dropping-particle&quot;: &quot;&quot;, &quot;family&quot;: &quot;Fritz&quot;, &quot;parse-names&quot;: false, &quot;suffix&quot;: &quot;&quot;, &quot;given&quot;: &quot;Thomas&quot;, &quot;non-dropping-particle&quot;: &quot;&quot;}, {&quot;dropping-particle&quot;: &quot;&quot;, &quot;family&quot;: &quot;Stelzer&quot;, &quot;parse-names&quot;: false, &quot;suffix&quot;: &quot;&quot;, &quot;given&quot;: &quot;Johannes&quot;, &quot;non-dropping-particle&quot;: &quot;&quot;}, {&quot;dropping-particle&quot;: &quot;&quot;, &quot;family&quot;: &quot;Turner&quot;, &quot;parse-names&quot;: false, &quot;suffix&quot;: &quot;&quot;, &quot;given&quot;: &quot;Robert&quot;, &quot;non-dropping-particle&quot;: &quot;&quot;}], &quot;id&quot;: &quot;ITEM-2&quot;, &quot;container-title&quot;: &quot;Brain : a journal of neurology&quot;, &quot;title&quot;: &quot;Why musical memory can be preserved in advanced Alzheimer \u2019 s disease&quot;}, &quot;uris&quot;: [&quot;http://www.mendeley.com/documents/?uuid=7d021640-bed6-4b9f-8b4a-b9490e1e8140&quot;]}], &quot;properties&quot;: {&quot;noteIndex&quot;: 0}} RNDd90Q5KxsHF"/><text:span text:style-name="T17">⁠. A PCA analysis may be able to identify networks of </text:span><text:span text:style-name="T19">brain </text:span><text:span text:style-name="T17">areas that are involved in music recognition. </text:span><text:span text:style-name="T18">I would like to</text:span><text:span text:style-name="T17"> compare how these networks differ for </text:span><text:span text:style-name="T20">known</text:span><text:span text:style-name="T17"> and </text:span><text:span text:style-name="T20">unknown</text:span><text:span text:style-name="T17"> music and how the networks change </text:span><text:span text:style-name="T18">or differ</text:span><text:span text:style-name="T17"> as </text:span><text:span text:style-name="T20">exposure to the music increases</text:span><text:span text:style-name="T18"> and as a function of the presence of lyrics. </text:span></text:p>
      <text:p text:style-name="P35"><text:span text:style-name="T21"/></text:p>
      <text:p text:style-name="P37"><text:span text:style-name="T21">I </text:span><text:span text:style-name="T17">will also collect fMRI data that will allow me to determine whether there is inter-subject synchronization while participants listen to the stimuli</text:span></text:p>
      <text:p text:style-name="P35"><text:span text:style-name="T18"/></text:p>
      <text:p text:style-name="P11"><text:span text:style-name="T15">N</text:span><text:span text:style-name="T7">ext Steps</text:span></text:p>
      <text:p text:style-name="P39">In the first experiment, I will collect musical background information from participants. This includes whether participants play any instruments, how long they have been playing, whether they have had formal training, etc. It is possible that the amount of training a person has affects the way they listen to music and subsequently the way they remember music. It will be interesting to see if there are differences in the music recognition networks isolated in the first experiment as a function of musical training. Any differences could then be related to the work on neural correlates of musical memory in Alzheimer’s in order to determine whether musical training early in life effects a patient’s ability to remember music. </text:p>
      <text:p text:style-name="P40"/>
      <text:list xml:id="list8537307698494939394" text:style-name="L1">
        <text:list-item>
          <text:p text:style-name="P22">Lucy – ISS </text:p>
          <text:list>
            <text:list-item>
              <text:p text:style-name="P22">Is there synchrony to music across people – does it become more prominent with familiarity? With lyrics?</text:p>
            </text:list-item>
          </text:list>
        </text:list-item>
        <text:list-item>
          <text:p text:style-name="P33">Bring them back in 18 months for a third scan?</text:p>
        </text:list-item>
      </text:list>
      <text:p text:style-name="P3"/>
      <text:p text:style-name="P2">Next steps:</text:p>
      <text:list xml:id="list2805009297156274155" text:style-name="L2">
        <text:list-item>
          <text:p text:style-name="P24"><text:span text:style-name="T1">How is music familiarity the same/different as memory for other things? (</text:span><text:span text:style-name="T2">what other things? </text:span><text:span text:style-name="T3">How would we test that?</text:span><text:span text:style-name="T2">)</text:span></text:p>
          <text:list>
            <text:list-item>
              <text:p text:style-name="P25"><text:span text:style-name="T1">v</text:span>erbal semantic vs musical semantic memory (Groussard et al, 2010)</text:p>
            </text:list-item>
          </text:list>
        </text:list-item>
        <text:list-item>
          <text:p text:style-name="P23">Are these differences the reason why musical memory is spared in AD?</text:p>
        </text:list-item>
      </text:list>
      <text:list xml:id="list1362898976307647689" text:style-name="L3">
        <text:list-item>
          <text:list>
            <text:list-item>
              <text:p text:style-name="P27">AD – why is musical memory spared?</text:p>
            </text:list-item>
          </text:list>
        </text:list-item>
        <text:list-item>
          <text:p text:style-name="P27">MCS – can familiar music <text:span text:style-name="T1">networks</text:span> be used as a marker of consciousness? <text:span text:style-name="T1">(like Lorina’s 2014 movie watching paper)</text:span></text:p>
          <text:list>
            <text:list-item>
              <text:p text:style-name="P26">Abrams 2013 – ISS during music listening</text:p>
            </text:list-item>
          </text:list>
        </text:list-item>
        <text:list-item>
          <text:p text:style-name="P29">Role of emotion</text:p>
        </text:list-item>
      </text:list>
      <text:p text:style-name="P1"/>
      <text:p text:style-name="P4"><text:soft-page-break/>Other ideas:</text:p>
      <text:list xml:id="list5916003688699192142" text:style-name="L4">
        <text:list-item>
          <text:p text:style-name="P30">If there is a musician/non-musician difference in Study 1 could explore those differences further</text:p>
          <text:list>
            <text:list-item>
              <text:p text:style-name="P30">i.e. how does musical training affect music familiarity networks?</text:p>
            </text:list-item>
            <text:list-item>
              <text:p text:style-name="P31">Do you generally pay attention to the lyrics?</text:p>
            </text:list-item>
          </text:list>
        </text:list-item>
      </text:list>
      <text:p text:style-name="P32"/>
      <text:p text:style-name="P32"/>
      <text:p text:style-name="P13">Music produced bilateral activation in the superior temporal gyri, left middle cingulate, and the right insula. Verbal stimuli produced left-sided activation in the inferior and middle temporal gyri, medial superior and inferior pars triangula<text:span text:style-name="T22">r</text:span>is, frontal gyri, and posterior MTG and right-sided activation in the inferior orbito<text:span text:style-name="T22">-</text:span>frontal cortex, middle temporal pole and the anterior part of the hippocampus and cerebellum. </text:p>
      <text:p text:style-name="P19"><text:span text:style-name="T7">Posterior inferior temporal cortex (PITC) may be an interface between lyrics and melody to facilitate the recognition of familiar songs (Saito et al, 2012)</text:span></text:p>
      <text:p text:style-name="P18"><text:span text:style-name="T36">Samson + Peretz 2005 – temporal lobe is involved in musical memory, but implicit and explicit memory are separated and can be assisted through exposure – RTL formation of melody representations, LTL explicit retrieval of melod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7-04-28T12:55:47.426348000</meta:creation-date>
    <dc:date>2017-05-31T12:00:19.964219000</dc:date>
    <dc:creator>A Sternin</dc:creator>
    <meta:editing-duration>PT21H18M20S</meta:editing-duration>
    <meta:editing-cycles>27</meta:editing-cycles>
    <meta:generator>LibreOffice/5.2.6.2$MacOSX_X86_64 LibreOffice_project/a3100ed2409ebf1c212f5048fbe377c281438fdc</meta:generator>
    <meta:document-statistic meta:table-count="0" meta:image-count="0" meta:object-count="0" meta:page-count="4" meta:paragraph-count="38" meta:word-count="1394" meta:character-count="8571" meta:non-whitespace-character-count="7219"/>
    <meta:user-defined meta:name="Mendeley Citation Style_1">http://csl.mendeley.com/styles/29242231/apa</meta:user-defined>
    <meta:user-defined meta:name="Mendeley Document_1">True</meta:user-defined>
    <meta:user-defined meta:name="Mendeley Unique User Id_1">2228961c-4287-3a75-9135-250a27461674</meta:user-defined>
  </office:meta>
</office:document-meta>
</file>